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1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Arial3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Arial4" svg:font-family="Arial" style:font-family-generic="system" style:font-pitch="variable"/>
    <style:font-face style:name="Courier New1" svg:font-family="'Courier New'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>
      <style:table-properties style:width="16.6cm" fo:margin-left="-0.199cm" fo:margin-top="0cm" fo:margin-bottom="0cm" fo:break-before="page" table:align="left" style:writing-mode="lr-tb"/>
    </style:style>
    <style:style style:name="Tableau1.A" style:family="table-column">
      <style:table-column-properties style:column-width="4.15cm"/>
    </style:style>
    <style:style style:name="Tableau1.B" style:family="table-column">
      <style:table-column-properties style:column-width="0.349cm"/>
    </style:style>
    <style:style style:name="Tableau1.C" style:family="table-column">
      <style:table-column-properties style:column-width="1cm"/>
    </style:style>
    <style:style style:name="Tableau1.D" style:family="table-column">
      <style:table-column-properties style:column-width="0.101cm"/>
    </style:style>
    <style:style style:name="Tableau1.E" style:family="table-column">
      <style:table-column-properties style:column-width="1.401cm"/>
    </style:style>
    <style:style style:name="Tableau1.F" style:family="table-column">
      <style:table-column-properties style:column-width="1.099cm"/>
    </style:style>
    <style:style style:name="Tableau1.G" style:family="table-column">
      <style:table-column-properties style:column-width="0.201cm"/>
    </style:style>
    <style:style style:name="Tableau1.H" style:family="table-column">
      <style:table-column-properties style:column-width="2.75cm"/>
    </style:style>
    <style:style style:name="Tableau1.I" style:family="table-column">
      <style:table-column-properties style:column-width="0.049cm"/>
    </style:style>
    <style:style style:name="Tableau1.1" style:family="table-row">
      <style:table-row-properties style:min-row-height="1.983cm" fo:keep-together="auto"/>
    </style:style>
    <style:style style:name="Tableau1.A1" style:family="table-cell">
      <style:table-cell-properties style:vertical-align="middle" fo:background-color="#d9d9d9" fo:padding-left="0.199cm" fo:padding-right="0.191cm" fo:padding-top="0cm" fo:padding-bottom="0cm" fo:border="0.5pt solid #00000a">
        <style:background-image/>
      </style:table-cell-properties>
    </style:style>
    <style:style style:name="Tableau1.C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K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2" style:family="table-row">
      <style:table-row-properties style:min-row-height="3cm" fo:keep-together="auto"/>
    </style:style>
    <style:style style:name="Tableau1.A2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H2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3" style:family="table-row">
      <style:table-row-properties style:min-row-height="2cm" fo:keep-together="auto"/>
    </style:style>
    <style:style style:name="Tableau1.A3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4" style:family="table-row">
      <style:table-row-properties style:min-row-height="0.914cm" fo:keep-together="auto"/>
    </style:style>
    <style:style style:name="Tableau1.A4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5" style:family="table-row">
      <style:table-row-properties style:min-row-height="0.968cm" fo:keep-together="auto"/>
    </style:style>
    <style:style style:name="Tableau1.A5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0.5pt solid #00000a"/>
    </style:style>
    <style:style style:name="Tableau1.B5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0.5pt solid #00000a"/>
    </style:style>
    <style:style style:name="Tableau1.L5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1.6" style:family="table-row">
      <style:table-row-properties style:min-row-height="0.485cm" fo:keep-together="auto"/>
    </style:style>
    <style:style style:name="Tableau1.A6" style:family="table-cell">
      <style:table-cell-properties style:vertical-align="middle" fo:padding-left="0.199cm" fo:padding-right="0.191cm" fo:padding-top="0cm" fo:padding-bottom="0cm" fo:border-left="0.5pt solid #00000a" fo:border-right="none" fo:border-top="none" fo:border-bottom="0.5pt solid #00000a"/>
    </style:style>
    <style:style style:name="Tableau1.B6" style:family="table-cell">
      <style:table-cell-properties style:vertical-align="middle"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1.A7" style:family="table-cell">
      <style:table-cell-properties style:vertical-align="middle" fo:padding-left="0.199cm" fo:padding-right="0.191cm" fo:padding-top="0cm" fo:padding-bottom="0cm" fo:border-left="0.5pt solid #00000a" fo:border-right="none" fo:border-top="0.5pt solid #00000a" fo:border-bottom="0.5pt solid #00000a"/>
    </style:style>
    <style:style style:name="Tableau1.B7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8" style:family="table-row">
      <style:table-row-properties style:min-row-height="1cm" fo:keep-together="auto"/>
    </style:style>
    <style:style style:name="Tableau1.A8" style:family="table-cell">
      <style:table-cell-properties style:vertical-align="" fo:padding-left="0.199cm" fo:padding-right="0.191cm" fo:padding-top="0cm" fo:padding-bottom="0cm" fo:border="0.5pt solid #00000a"/>
    </style:style>
    <style:style style:name="Tableau1.E8" style:family="table-cell">
      <style:table-cell-properties style:vertical-align="" fo:padding-left="0.199cm" fo:padding-right="0.191cm" fo:padding-top="0cm" fo:padding-bottom="0cm" fo:border="0.5pt solid #00000a"/>
    </style:style>
    <style:style style:name="Tableau1.J8" style:family="table-cell">
      <style:table-cell-properties style:vertical-align="" fo:padding-left="0.199cm" fo:padding-right="0.191cm" fo:padding-top="0cm" fo:padding-bottom="0cm" fo:border="0.5pt solid #00000a"/>
    </style:style>
    <style:style style:name="Tableau1.9" style:family="table-row">
      <style:table-row-properties style:min-row-height="0.363cm" fo:keep-together="auto"/>
    </style:style>
    <style:style style:name="Tableau1.A9" style:family="table-cell">
      <style:table-cell-properties fo:padding-left="0.199cm" fo:padding-right="0.191cm" fo:padding-top="0cm" fo:padding-bottom="0cm" fo:border="0.5pt solid #00000a"/>
    </style:style>
    <style:style style:name="Tableau1.10" style:family="table-row">
      <style:table-row-properties style:min-row-height="0.249cm" fo:keep-together="auto"/>
    </style:style>
    <style:style style:name="Tableau1.A10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au1.11" style:family="table-row">
      <style:table-row-properties style:min-row-height="2.499cm" fo:keep-together="auto"/>
    </style:style>
    <style:style style:name="Tableau1.A11" style:family="table-cell">
      <style:table-cell-properties style:vertical-align="" fo:padding-left="0.199cm" fo:padding-right="0.191cm" fo:padding-top="0cm" fo:padding-bottom="0cm" fo:border="0.5pt solid #00000a"/>
    </style:style>
    <style:style style:name="Tableau1.G11" style:family="table-cell">
      <style:table-cell-properties style:vertical-align="" fo:padding-left="0.199cm" fo:padding-right="0.191cm" fo:padding-top="0cm" fo:padding-bottom="0cm" fo:border="0.5pt solid #00000a"/>
    </style:style>
    <style:style style:name="Tableau1.A12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A13" style:family="table-cell">
      <style:table-cell-properties style:vertical-align="" fo:padding-left="0.199cm" fo:padding-right="0.191cm" fo:padding-top="0cm" fo:padding-bottom="0cm" fo:border="0.5pt solid #00000a"/>
    </style:style>
    <style:style style:name="Tableau1.14" style:family="table-row">
      <style:table-row-properties style:min-row-height="1.36cm" fo:keep-together="auto"/>
    </style:style>
    <style:style style:name="Tableau1.15" style:family="table-row">
      <style:table-row-properties style:min-row-height="0.686cm" fo:keep-together="auto"/>
    </style:style>
    <style:style style:name="Tableau1.A15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F15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16" style:family="table-row">
      <style:table-row-properties style:min-row-height="1.589cm" fo:keep-together="auto"/>
    </style:style>
    <style:style style:name="Tableau1.A16" style:family="table-cell">
      <style:table-cell-properties style:vertical-align="middle" fo:padding-left="0.199cm" fo:padding-right="0.191cm" fo:padding-top="0cm" fo:padding-bottom="0cm" fo:border="0.5pt solid #00000a"/>
    </style:style>
    <style:style style:name="Tableau1.D16" style:family="table-cell">
      <style:table-cell-properties style:vertical-align="" fo:padding-left="0.199cm" fo:padding-right="0.191cm" fo:padding-top="0cm" fo:padding-bottom="0cm" fo:border="0.5pt solid #00000a"/>
    </style:style>
    <style:style style:name="Tableau1.I16" style:family="table-cell">
      <style:table-cell-properties style:vertical-align="" fo:padding-left="0.199cm" fo:padding-right="0.191cm" fo:padding-top="0cm" fo:padding-bottom="0cm" fo:border="0.5pt solid #00000a"/>
    </style:style>
    <style:style style:name="P1" style:family="paragraph" style:parent-style-name="Standard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style:font-name="Arial"/>
    </style:style>
    <style:style style:name="P2" style:family="paragraph" style:parent-style-name="Standard">
      <style:paragraph-properties fo:margin-left="0cm" fo:margin-right="0cm" fo:margin-top="0.101cm" fo:margin-bottom="0.101cm" loext:contextual-spacing="false" fo:text-align="center" style:justify-single-word="false" fo:hyphenation-ladder-count="no-limit" fo:text-indent="0cm" style:auto-text-indent="false">
        <style:tab-stops>
          <style:tab-stop style:position="0cm"/>
        </style:tab-stops>
      </style:paragraph-properties>
      <style:text-properties style:font-name="Arial" fo:font-size="11pt" fo:letter-spacing="0.007cm" fo:font-style="italic" officeooo:paragraph-rsid="000ce954" style:font-size-asian="11pt" style:font-style-asian="italic" style:font-name-complex="Times New Roman2" style:font-size-complex="11pt" style:font-style-complex="italic" fo:hyphenate="false" fo:hyphenation-remain-char-count="2" fo:hyphenation-push-char-count="2"/>
    </style:style>
    <style:style style:name="P3" style:family="paragraph" style:parent-style-name="UrbanBody">
      <style:paragraph-properties fo:margin-left="0cm" fo:margin-right="0cm" fo:margin-top="0.101cm" fo:margin-bottom="0.101cm" loext:contextual-spacing="false" fo:line-height="100%" fo:text-align="center" style:justify-single-word="false" fo:orphans="0" fo:widows="0" fo:hyphenation-ladder-count="no-limit" fo:text-indent="0cm" style:auto-text-indent="false" style:writing-mode="lr-tb">
        <style:tab-stops/>
      </style:paragraph-properties>
      <style:text-properties style:font-name="Arial" fo:font-size="12pt" officeooo:paragraph-rsid="00120c68" style:font-size-asian="12pt" style:font-size-complex="12pt" fo:hyphenate="false" fo:hyphenation-remain-char-count="3" fo:hyphenation-push-char-count="3"/>
    </style:style>
    <style:style style:name="P4" style:family="paragraph" style:parent-style-name="UrbanBody">
      <style:paragraph-properties fo:margin-left="0cm" fo:margin-right="0cm" fo:margin-top="0.101cm" fo:margin-bottom="0.101cm" loext:contextual-spacing="false" fo:line-height="100%" fo:text-align="center" style:justify-single-word="false" fo:orphans="0" fo:widows="0" fo:hyphenation-ladder-count="no-limit" fo:text-indent="0cm" style:auto-text-indent="false" style:writing-mode="lr-tb">
        <style:tab-stops/>
      </style:paragraph-properties>
      <style:text-properties style:font-name="Arial" fo:font-size="13pt" fo:font-style="italic" officeooo:paragraph-rsid="00120c68" style:font-size-asian="13pt" style:font-style-asian="italic" style:font-size-complex="13pt" style:font-style-complex="italic" fo:hyphenate="false" fo:hyphenation-remain-char-count="3" fo:hyphenation-push-char-count="3"/>
    </style:style>
    <style:style style:name="P5" style:family="paragraph" style:parent-style-name="Standard">
      <style:paragraph-properties fo:margin-left="0cm" fo:margin-right="0cm" fo:margin-top="0.101cm" fo:margin-bottom="0.101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5pt" fo:font-weight="bold" officeooo:paragraph-rsid="000b9c29" style:font-size-asian="15pt" style:font-weight-asian="bold" style:font-size-complex="15pt" style:font-weight-complex="bold"/>
    </style:style>
    <style:style style:name="P6" style:family="paragraph" style:parent-style-name="Standard">
      <style:paragraph-properties fo:margin-left="0cm" fo:margin-right="0cm" fo:margin-top="0.101cm" fo:margin-bottom="0cm" loext:contextual-spacing="false" fo:line-height="100%" fo:text-align="start" style:justify-single-word="false" fo:orphans="0" fo:widows="0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Arial" fo:font-size="11pt" officeooo:paragraph-rsid="0011508b" style:font-size-asian="11pt" style:font-size-complex="11pt" fo:hyphenate="false" fo:hyphenation-remain-char-count="3" fo:hyphenation-push-char-count="3"/>
    </style:style>
    <style:style style:name="P7" style:family="paragraph" style:parent-style-name="Standard">
      <style:paragraph-properties fo:margin-left="0cm" fo:margin-right="0cm" fo:margin-top="0.101cm" fo:margin-bottom="0cm" loext:contextual-spacing="false" fo:line-height="100%" fo:text-align="start" style:justify-single-word="false" fo:orphans="0" fo:widows="0" fo:hyphenation-ladder-count="no-limit" fo:text-indent="0cm" style:auto-text-indent="false" style:writing-mode="lr-tb">
        <style:tab-stops>
          <style:tab-stop style:position="0cm"/>
        </style:tab-stops>
      </style:paragraph-properties>
      <style:text-properties style:font-name="Arial" fo:font-size="11pt" officeooo:paragraph-rsid="001fc404" style:font-size-asian="11pt" style:font-size-complex="11pt" fo:hyphenate="false" fo:hyphenation-remain-char-count="3" fo:hyphenation-push-char-count="3"/>
    </style:style>
    <style:style style:name="P8" style:family="paragraph" style:parent-style-name="Standard">
      <style:paragraph-properties fo:margin-left="0cm" fo:margin-right="0cm" fo:margin-top="0.101cm" fo:margin-bottom="0cm" loext:contextual-spacing="false" fo:line-height="100%" fo:text-align="center" style:justify-single-word="false" fo:orphans="0" fo:widows="0" fo:hyphenation-ladder-count="no-limit" fo:text-indent="0cm" style:auto-text-indent="false" style:writing-mode="lr-tb">
        <style:tab-stops/>
      </style:paragraph-properties>
      <style:text-properties fo:color="#000000" style:font-name="Arial" fo:font-size="15pt" fo:font-weight="bold" officeooo:paragraph-rsid="000b9c29" style:font-size-asian="15pt" style:font-weight-asian="bold" style:font-size-complex="15pt" style:font-weight-complex="bold" fo:hyphenate="false" fo:hyphenation-remain-char-count="3" fo:hyphenation-push-char-count="3"/>
    </style:style>
    <style:style style:name="P9" style:family="paragraph" style:parent-style-name="Standard">
      <style:paragraph-properties fo:margin-left="0cm" fo:margin-right="0cm" fo:margin-top="0.101cm" fo:margin-bottom="0cm" loext:contextual-spacing="false" fo:line-height="100%" fo:text-align="center" style:justify-single-word="false" fo:hyphenation-ladder-count="no-limit" fo:text-indent="0cm" style:auto-text-indent="false">
        <style:tab-stops>
          <style:tab-stop style:position="0cm"/>
        </style:tab-stops>
      </style:paragraph-properties>
      <style:text-properties style:font-name="Arial" fo:hyphenate="false" fo:hyphenation-remain-char-count="3" fo:hyphenation-push-char-count="3"/>
    </style:style>
    <style:style style:name="P10" style:family="paragraph" style:parent-style-name="Standard">
      <style:paragraph-properties fo:margin-left="0cm" fo:margin-right="0cm" fo:margin-top="0.101cm" fo:margin-bottom="0cm" loext:contextual-spacing="false" fo:line-height="100%" fo:hyphenation-ladder-count="no-limit" fo:text-indent="0cm" style:auto-text-indent="false">
        <style:tab-stops>
          <style:tab-stop style:position="0cm"/>
          <style:tab-stop style:position="5.251cm"/>
        </style:tab-stops>
      </style:paragraph-properties>
      <style:text-properties style:font-name="Arial" fo:font-size="11pt" officeooo:paragraph-rsid="001fc404" style:font-size-asian="11pt" style:font-size-complex="11pt" fo:hyphenate="false" fo:hyphenation-remain-char-count="3" fo:hyphenation-push-char-count="3"/>
    </style:style>
    <style:style style:name="P11" style:family="paragraph" style:parent-style-name="Standard">
      <style:paragraph-properties fo:margin-left="0cm" fo:margin-right="0cm" fo:margin-top="0.101cm" fo:margin-bottom="0cm" loext:contextual-spacing="false" fo:line-height="100%" fo:hyphenation-ladder-count="no-limit" fo:text-indent="0cm" style:auto-text-indent="false">
        <style:tab-stops>
          <style:tab-stop style:position="0cm"/>
          <style:tab-stop style:position="5.251cm"/>
        </style:tab-stops>
      </style:paragraph-properties>
      <style:text-properties style:font-name="Arial" fo:font-size="11pt" officeooo:paragraph-rsid="0011508b" style:font-size-asian="11pt" style:font-size-complex="11pt" fo:hyphenate="false" fo:hyphenation-remain-char-count="3" fo:hyphenation-push-char-count="3"/>
    </style:style>
    <style:style style:name="P12" style:family="paragraph" style:parent-style-name="Standard">
      <style:paragraph-properties fo:margin-left="0cm" fo:margin-right="0cm" fo:margin-top="0.101cm" fo:margin-bottom="0cm" loext:contextual-spacing="false" fo:line-height="100%" fo:text-align="center" style:justify-single-word="false" fo:hyphenation-ladder-count="no-limit" fo:text-indent="0cm" style:auto-text-indent="false">
        <style:tab-stops>
          <style:tab-stop style:position="0cm"/>
        </style:tab-stops>
      </style:paragraph-properties>
      <style:text-properties style:font-name="Arial" fo:font-size="11pt" style:font-size-asian="11pt" style:font-size-complex="11pt" fo:hyphenate="false" fo:hyphenation-remain-char-count="3" fo:hyphenation-push-char-count="3"/>
    </style:style>
    <style:style style:name="P13" style:family="paragraph" style:parent-style-name="Standard">
      <style:paragraph-properties fo:margin-left="0cm" fo:margin-right="0cm" fo:margin-top="0.101cm" fo:margin-bottom="0cm" loext:contextual-spacing="false" fo:line-height="100%" fo:text-align="center" style:justify-single-word="false" fo:hyphenation-ladder-count="no-limit" fo:text-indent="0cm" style:auto-text-indent="false">
        <style:tab-stops>
          <style:tab-stop style:position="0cm"/>
        </style:tab-stops>
      </style:paragraph-properties>
      <style:text-properties style:font-name="Arial" fo:font-size="11pt" officeooo:paragraph-rsid="0099d90c" style:font-size-asian="11pt" style:font-size-complex="11pt" fo:hyphenate="false" fo:hyphenation-remain-char-count="3" fo:hyphenation-push-char-count="3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Ari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hyphenation-ladder-count="no-limit" fo:text-indent="0cm" style:auto-text-indent="false">
        <style:tab-stops>
          <style:tab-stop style:position="0cm"/>
        </style:tab-stops>
      </style:paragraph-properties>
      <style:text-properties style:font-name="Arial" fo:font-size="12pt" style:font-size-asian="12pt" style:font-size-complex="12pt" style:font-weight-complex="bold" fo:hyphenate="false" fo:hyphenation-remain-char-count="3" fo:hyphenation-push-char-count="3"/>
    </style:style>
    <style:style style:name="P16" style:family="paragraph" style:parent-style-name="UrbanBody">
      <style:paragraph-properties fo:margin-left="0cm" fo:margin-right="0cm" fo:margin-top="0.199cm" fo:margin-bottom="0.101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2pt" fo:font-weight="normal" officeooo:paragraph-rsid="000b9c29" style:font-size-asian="12pt" style:font-weight-asian="normal" style:font-size-complex="12pt" style:font-weight-complex="normal"/>
    </style:style>
    <style:style style:name="P17" style:family="paragraph" style:parent-style-name="UrbanBody">
      <style:paragraph-properties fo:margin-left="0cm" fo:margin-right="0cm" fo:margin-top="0.199cm" fo:margin-bottom="0.101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5pt" fo:font-weight="bold" officeooo:paragraph-rsid="00388563" style:font-size-asian="15pt" style:font-weight-asian="bold" style:font-size-complex="15pt" style:font-weight-complex="bold"/>
    </style:style>
    <style:style style:name="P18" style:family="paragraph" style:parent-style-name="Standard">
      <style:paragraph-properties fo:margin-left="0cm" fo:margin-right="0cm" fo:margin-top="0cm" fo:margin-bottom="0.101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5pt" fo:font-weight="bold" officeooo:paragraph-rsid="000b9c29" style:font-size-asian="15pt" style:font-weight-asian="bold" style:font-size-complex="15pt" style:font-weight-complex="bold"/>
    </style:style>
    <style:style style:name="P19" style:family="paragraph" style:parent-style-name="UrbanBody">
      <style:paragraph-properties fo:margin-left="0cm" fo:margin-right="0cm" fo:margin-top="0cm" fo:margin-bottom="0.101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5pt" fo:font-weight="bold" officeooo:paragraph-rsid="000b9c29" style:font-size-asian="15pt" style:font-weight-asian="bold" style:font-size-complex="15pt" style:font-weight-complex="bold"/>
    </style:style>
    <style:style style:name="P20" style:family="paragraph" style:parent-style-name="UrbanBody">
      <style:paragraph-properties fo:margin-left="0cm" fo:margin-right="0cm" fo:margin-top="0cm" fo:margin-bottom="0.101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5pt" fo:font-weight="bold" officeooo:paragraph-rsid="00388563" style:font-size-asian="15pt" style:font-weight-asian="bold" style:font-size-complex="15pt" style:font-weight-complex="bold"/>
    </style:style>
    <style:style style:name="P21" style:family="paragraph" style:parent-style-name="UrbanBody">
      <style:paragraph-properties fo:margin-left="0cm" fo:margin-right="0cm" fo:margin-top="0.199cm" fo:margin-bottom="0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5pt" fo:font-weight="bold" officeooo:paragraph-rsid="000b9c29" style:font-size-asian="15pt" style:font-weight-asian="bold" style:font-size-complex="15pt" style:font-weight-complex="bold"/>
    </style:style>
    <style:style style:name="P22" style:family="paragraph" style:parent-style-name="UrbanBody">
      <style:paragraph-properties fo:margin-left="0cm" fo:margin-right="0cm" fo:margin-top="0.199cm" fo:margin-bottom="0cm" loext:contextual-spacing="false" fo:text-align="center" style:justify-single-word="false" fo:orphans="0" fo:widows="0" fo:text-indent="0cm" style:auto-text-indent="false" style:writing-mode="lr-tb">
        <style:tab-stops/>
      </style:paragraph-properties>
      <style:text-properties fo:color="#000000" style:font-name="Arial" fo:font-size="15pt" fo:font-weight="bold" officeooo:paragraph-rsid="00388563" style:font-size-asian="15pt" style:font-weight-asian="bold" style:font-size-complex="15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6pt" fo:font-weight="bold" style:font-size-asian="16pt" style:font-weight-asian="bold" style:font-size-complex="12pt" style:font-weight-complex="bold" fo:hyphenate="false" fo:hyphenation-remain-char-count="3" fo:hyphenation-push-char-count="3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6pt" fo:font-weight="bold" style:font-size-asian="16pt" style:font-weight-asian="bold" style:font-size-complex="16pt" style:font-style-complex="italic" style:font-weight-complex="bold" fo:hyphenate="false" fo:hyphenation-remain-char-count="3" fo:hyphenation-push-char-count="3"/>
    </style:style>
    <style:style style:name="P25" style:family="paragraph" style:parent-style-name="Standard">
      <style:paragraph-properties fo:margin-top="0cm" fo:margin-bottom="0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2pt" style:font-size-asian="12pt" style:font-size-complex="12pt" style:font-weight-complex="bold" fo:hyphenate="false" fo:hyphenation-remain-char-count="3" fo:hyphenation-push-char-count="3"/>
    </style:style>
    <style:style style:name="P26" style:family="paragraph" style:parent-style-name="Standard">
      <style:paragraph-properties fo:margin-top="0.101cm" fo:margin-bottom="0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hyphenate="false" fo:hyphenation-remain-char-count="3" fo:hyphenation-push-char-count="3"/>
    </style:style>
    <style:style style:name="P27" style:family="paragraph" style:parent-style-name="Standard">
      <style:paragraph-properties fo:margin-top="0.101cm" fo:margin-bottom="0cm" loext:contextual-spacing="false" fo:line-height="100%" fo:hyphenation-ladder-count="no-limit">
        <style:tab-stops>
          <style:tab-stop style:position="0cm"/>
        </style:tab-stops>
      </style:paragraph-properties>
      <style:text-properties style:font-name="Arial" fo:font-size="11pt" fo:letter-spacing="0.007cm" fo:font-style="normal" fo:font-weight="bold" style:font-size-asian="11pt" style:font-style-asian="normal" style:font-weight-asian="bold" style:font-size-complex="11pt" style:font-style-complex="normal" style:font-weight-complex="bold" fo:hyphenate="false" fo:hyphenation-remain-char-count="3" fo:hyphenation-push-char-count="3"/>
    </style:style>
    <style:style style:name="P28" style:family="paragraph" style:parent-style-name="Standard">
      <style:paragraph-properties fo:margin-top="0.101cm" fo:margin-bottom="0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1pt" style:font-size-asian="11pt" style:font-size-complex="11pt" fo:hyphenate="false" fo:hyphenation-remain-char-count="3" fo:hyphenation-push-char-count="3"/>
    </style:style>
    <style:style style:name="P29" style:family="paragraph" style:parent-style-name="Standard">
      <style:paragraph-properties fo:margin-top="0.101cm" fo:margin-bottom="0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1pt" officeooo:paragraph-rsid="002709e8" style:font-size-asian="11pt" style:font-size-complex="11pt" fo:hyphenate="false" fo:hyphenation-remain-char-count="3" fo:hyphenation-push-char-count="3"/>
    </style:style>
    <style:style style:name="P30" style:family="paragraph" style:parent-style-name="Standard">
      <style:paragraph-properties fo:margin-top="0.101cm" fo:margin-bottom="0.101cm" loext:contextual-spacing="false" fo:line-height="100%"/>
      <style:text-properties style:font-name="Arial"/>
    </style:style>
    <style:style style:name="P31" style:family="paragraph" style:parent-style-name="Standard">
      <style:paragraph-properties fo:margin-top="0.101cm" fo:margin-bottom="0.101cm" loext:contextual-spacing="false" fo:line-height="100%" fo:text-align="center" style:justify-single-word="false"/>
      <style:text-properties style:font-name="Arial" fo:font-size="11pt" officeooo:paragraph-rsid="007404b0" style:font-size-asian="11pt" style:font-size-complex="11pt"/>
    </style:style>
    <style:style style:name="P32" style:family="paragraph" style:parent-style-name="Standard">
      <style:paragraph-properties fo:margin-top="0.101cm" fo:margin-bottom="0.101cm" loext:contextual-spacing="false" fo:line-height="100%" fo:text-align="center" style:justify-single-word="false"/>
      <style:text-properties style:font-name="Arial" fo:font-size="11pt" officeooo:paragraph-rsid="002510ef" style:font-size-asian="11pt" style:font-size-complex="11pt"/>
    </style:style>
    <style:style style:name="P33" style:family="paragraph" style:parent-style-name="Standard">
      <style:paragraph-properties fo:margin-top="0.101cm" fo:margin-bottom="0.101cm" loext:contextual-spacing="false" fo:line-height="100%" fo:text-align="center" style:justify-single-word="false"/>
      <style:text-properties style:font-name="Arial" fo:font-size="11pt" officeooo:paragraph-rsid="0084ac0a" style:font-size-asian="11pt" style:font-size-complex="11pt"/>
    </style:style>
    <style:style style:name="P34" style:family="paragraph" style:parent-style-name="Standard">
      <style:paragraph-properties fo:margin-top="0.101cm" fo:margin-bottom="0.101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1pt" fo:letter-spacing="0.007cm" fo:font-style="italic" officeooo:rsid="00184c48" style:font-size-asian="11pt" style:font-style-asian="italic" style:font-size-complex="11pt" style:font-style-complex="italic" fo:hyphenate="false" fo:hyphenation-remain-char-count="3" fo:hyphenation-push-char-count="3"/>
    </style:style>
    <style:style style:name="P35" style:family="paragraph" style:parent-style-name="Standard">
      <style:paragraph-properties fo:margin-top="0.101cm" fo:margin-bottom="0.101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1pt" fo:letter-spacing="0.007cm" fo:font-style="italic" officeooo:paragraph-rsid="005a8d3c" style:font-size-asian="11pt" style:font-style-asian="italic" style:font-size-complex="11pt" style:font-style-complex="italic" style:font-weight-complex="bold" fo:hyphenate="false" fo:hyphenation-remain-char-count="3" fo:hyphenation-push-char-count="3"/>
    </style:style>
    <style:style style:name="P36" style:family="paragraph" style:parent-style-name="Standard">
      <style:paragraph-properties fo:margin-top="0.101cm" fo:margin-bottom="0.101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1pt" fo:letter-spacing="0.007cm" fo:font-style="italic" fo:font-weight="bold" officeooo:rsid="002709e8" officeooo:paragraph-rsid="002709e8" fo:background-color="transparent" style:font-size-asian="11pt" style:font-style-asian="italic" style:font-weight-asian="bold" style:font-size-complex="11pt" style:font-style-complex="italic" style:font-weight-complex="bold" fo:hyphenate="false" fo:hyphenation-remain-char-count="3" fo:hyphenation-push-char-count="3"/>
    </style:style>
    <style:style style:name="P37" style:family="paragraph" style:parent-style-name="Standard">
      <style:paragraph-properties fo:margin-top="0.101cm" fo:margin-bottom="0.101cm" loext:contextual-spacing="false" fo:line-height="100%" fo:hyphenation-ladder-count="no-limit">
        <style:tab-stops>
          <style:tab-stop style:position="0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 fo:hyphenate="false" fo:hyphenation-remain-char-count="3" fo:hyphenation-push-char-count="3"/>
    </style:style>
    <style:style style:name="P38" style:family="paragraph" style:parent-style-name="Standard">
      <style:paragraph-properties fo:margin-top="0.101cm" fo:margin-bottom="0.101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4pt" fo:letter-spacing="0.007cm" fo:font-style="normal" fo:font-weight="bold" officeooo:paragraph-rsid="003e90d2" style:font-size-asian="14pt" style:font-style-asian="normal" style:font-weight-asian="bold" style:font-name-complex="Times New Roman2" style:font-size-complex="14pt" style:font-style-complex="normal" style:font-weight-complex="bold" fo:hyphenate="false" fo:hyphenation-remain-char-count="2" fo:hyphenation-push-char-count="2"/>
    </style:style>
    <style:style style:name="P39" style:family="paragraph" style:parent-style-name="Standard">
      <style:paragraph-properties fo:margin-top="0.101cm" fo:margin-bottom="0.101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2pt" fo:letter-spacing="0.007cm" fo:font-style="italic" fo:font-weight="bold" officeooo:paragraph-rsid="00426b03" style:font-size-asian="12pt" style:font-style-asian="italic" style:font-weight-asian="bold" style:font-name-complex="Times New Roman2" style:font-size-complex="12pt" style:font-weight-complex="bold" fo:hyphenate="false" fo:hyphenation-remain-char-count="2" fo:hyphenation-push-char-count="2"/>
    </style:style>
    <style:style style:name="P40" style:family="paragraph" style:parent-style-name="Standard">
      <style:paragraph-properties fo:margin-top="0.101cm" fo:margin-bottom="0.101cm" loext:contextual-spacing="false" fo:line-height="100%" fo:text-align="start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2pt" fo:letter-spacing="0.007cm" fo:font-style="italic" fo:font-weight="bold" officeooo:paragraph-rsid="00426b03" style:font-size-asian="12pt" style:font-style-asian="italic" style:font-weight-asian="bold" style:font-name-complex="Times New Roman2" style:font-size-complex="12pt" style:font-weight-complex="bold" fo:hyphenate="false" fo:hyphenation-remain-char-count="2" fo:hyphenation-push-char-count="2"/>
    </style:style>
    <style:style style:name="P41" style:family="paragraph" style:parent-style-name="Standard">
      <style:paragraph-properties fo:margin-top="0.101cm" fo:margin-bottom="0.101cm" loext:contextual-spacing="false" fo:line-height="100%" fo:text-align="start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2pt" fo:letter-spacing="0.007cm" fo:font-style="italic" fo:font-weight="normal" officeooo:paragraph-rsid="004525b2" fo:background-color="transparent" style:font-size-asian="12pt" style:font-style-asian="italic" style:font-weight-asian="normal" style:font-name-complex="Times New Roman2" style:font-size-complex="16pt" style:font-style-complex="italic" style:font-weight-complex="normal" fo:hyphenate="false" fo:hyphenation-remain-char-count="2" fo:hyphenation-push-char-count="2"/>
    </style:style>
    <style:style style:name="P42" style:family="paragraph" style:parent-style-name="Standard">
      <style:paragraph-properties fo:margin-top="0.101cm" fo:margin-bottom="0.101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2pt" officeooo:paragraph-rsid="003e90d2" style:font-size-asian="12pt" style:font-size-complex="12pt" fo:hyphenate="false" fo:hyphenation-remain-char-count="3" fo:hyphenation-push-char-count="3"/>
    </style:style>
    <style:style style:name="P43" style:family="paragraph" style:parent-style-name="Standard">
      <style:paragraph-properties fo:margin-top="0.101cm" fo:margin-bottom="0.101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2pt" fo:font-style="normal" fo:font-weight="bold" officeooo:paragraph-rsid="003e90d2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/>
    </style:style>
    <style:style style:name="P44" style:family="paragraph" style:parent-style-name="Standard">
      <style:paragraph-properties fo:margin-top="0.3cm" fo:margin-bottom="0.3cm" loext:contextual-spacing="false" fo:line-height="100%"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45" style:family="paragraph" style:parent-style-name="Standard">
      <style:paragraph-properties fo:margin-left="2.499cm" fo:margin-right="0cm" fo:margin-top="0.101cm" fo:margin-bottom="0.101cm" loext:contextual-spacing="false" fo:line-height="100%" fo:text-align="center" style:justify-single-word="false" fo:orphans="2" fo:widows="2" fo:hyphenation-ladder-count="no-limit" fo:text-indent="-2.499cm" style:auto-text-indent="false" style:writing-mode="lr-tb">
        <style:tab-stops>
          <style:tab-stop style:position="2.492cm"/>
        </style:tab-stops>
      </style:paragraph-properties>
      <style:text-properties style:font-name="Arial" fo:font-size="12pt" officeooo:paragraph-rsid="000be7dc" style:font-size-asian="12pt" style:font-size-complex="12pt" fo:hyphenate="false" fo:hyphenation-remain-char-count="3" fo:hyphenation-push-char-count="3"/>
    </style:style>
    <style:style style:name="P46" style:family="paragraph" style:parent-style-name="Standard">
      <style:paragraph-properties fo:margin-left="2.499cm" fo:margin-right="0cm" fo:margin-top="0.101cm" fo:margin-bottom="0.101cm" loext:contextual-spacing="false" fo:line-height="100%" fo:text-align="start" style:justify-single-word="false" fo:orphans="2" fo:widows="2" fo:hyphenation-ladder-count="no-limit" fo:text-indent="-2.499cm" style:auto-text-indent="false" style:writing-mode="lr-tb">
        <style:tab-stops>
          <style:tab-stop style:position="2.492cm"/>
        </style:tab-stops>
      </style:paragraph-properties>
      <style:text-properties style:font-name="Arial" fo:font-size="12pt" fo:letter-spacing="0.007cm" fo:font-style="italic" officeooo:paragraph-rsid="004525b2" style:font-size-asian="12pt" style:font-style-asian="italic" style:font-name-complex="Times New Roman2" style:font-size-complex="12pt" style:font-style-complex="italic" style:font-weight-complex="bold" fo:hyphenate="false" fo:hyphenation-remain-char-count="3" fo:hyphenation-push-char-count="3"/>
    </style:style>
    <style:style style:name="P47" style:family="paragraph" style:parent-style-name="Standard">
      <style:paragraph-properties fo:margin-top="0.199cm" fo:margin-bottom="0.101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4pt" fo:letter-spacing="0.007cm" fo:font-style="italic" fo:font-weight="bold" officeooo:paragraph-rsid="000be7dc" style:font-size-asian="14pt" style:font-style-asian="italic" style:font-weight-asian="bold" style:font-name-complex="Times New Roman2" style:font-size-complex="14pt" style:font-weight-complex="bold" fo:hyphenate="false" fo:hyphenation-remain-char-count="2" fo:hyphenation-push-char-count="2"/>
    </style:style>
    <style:style style:name="P48" style:family="paragraph" style:parent-style-name="Standard">
      <style:paragraph-properties fo:margin-left="0.06cm" fo:margin-right="0cm" fo:margin-top="0.101cm" fo:margin-bottom="0.199cm" loext:contextual-spacing="false" fo:text-align="center" style:justify-single-word="false" fo:hyphenation-ladder-count="no-limit" fo:text-indent="-0.06cm" style:auto-text-indent="false">
        <style:tab-stops>
          <style:tab-stop style:position="0cm"/>
        </style:tab-stops>
      </style:paragraph-properties>
      <style:text-properties style:font-name="Arial" fo:font-size="14pt" fo:letter-spacing="0.007cm" fo:font-style="italic" officeooo:paragraph-rsid="000be7dc" style:font-size-asian="14pt" style:font-style-asian="italic" style:font-name-complex="Times New Roman2" style:font-size-complex="14pt" fo:hyphenate="false" fo:hyphenation-remain-char-count="2" fo:hyphenation-push-char-count="2"/>
    </style:style>
    <style:style style:name="P49" style:family="paragraph" style:parent-style-name="Standard">
      <style:paragraph-properties fo:margin-top="0.199cm" fo:margin-bottom="0.199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2pt" officeooo:paragraph-rsid="00766702" style:font-size-asian="12pt" style:font-size-complex="12pt" fo:hyphenate="false" fo:hyphenation-remain-char-count="3" fo:hyphenation-push-char-count="3"/>
    </style:style>
    <style:style style:name="P50" style:family="paragraph" style:parent-style-name="Standard">
      <style:paragraph-properties fo:margin-top="0.199cm" fo:margin-bottom="0.199cm" loext:contextual-spacing="false" fo:line-height="100%" fo:text-align="center" style:justify-single-word="false" fo:hyphenation-ladder-count="no-limit">
        <style:tab-stops>
          <style:tab-stop style:position="0cm"/>
        </style:tab-stops>
      </style:paragraph-properties>
      <style:text-properties style:font-name="Arial" fo:font-size="12pt" officeooo:paragraph-rsid="0096fb87" style:font-size-asian="12pt" style:font-size-complex="12pt" fo:hyphenate="false" fo:hyphenation-remain-char-count="3" fo:hyphenation-push-char-count="3"/>
    </style:style>
    <style:style style:name="P51" style:family="paragraph" style:parent-style-name="Standard">
      <style:paragraph-properties fo:margin-left="2cm" fo:margin-right="0cm" fo:margin-top="0.101cm" fo:margin-bottom="0.101cm" loext:contextual-spacing="false" fo:line-height="100%" fo:hyphenation-ladder-count="no-limit" fo:text-indent="-1cm" style:auto-text-indent="false">
        <style:tab-stops/>
      </style:paragraph-properties>
      <style:text-properties style:font-name="Arial" fo:font-size="11pt" officeooo:paragraph-rsid="001df815" style:font-size-asian="11pt" style:font-size-complex="11pt" fo:hyphenate="false" fo:hyphenation-remain-char-count="3" fo:hyphenation-push-char-count="3"/>
    </style:style>
    <style:style style:name="P52" style:family="paragraph" style:parent-style-name="Standard">
      <style:text-properties style:font-name="Arial" fo:font-size="12pt" officeooo:rsid="0080a900" style:font-size-asian="12pt" style:font-size-complex="12pt"/>
    </style:style>
    <style:style style:name="P53" style:family="paragraph" style:parent-style-name="Standard">
      <style:paragraph-properties fo:margin-left="0.3cm" fo:margin-right="0cm" fo:margin-top="0.101cm" fo:margin-bottom="0.101cm" loext:contextual-spacing="false" fo:line-height="100%" fo:hyphenation-ladder-count="no-limit" fo:text-indent="0cm" style:auto-text-indent="false">
        <style:tab-stops>
          <style:tab-stop style:position="0cm"/>
          <style:tab-stop style:position="5.251cm"/>
        </style:tab-stops>
      </style:paragraph-properties>
      <style:text-properties style:font-name="Arial" fo:font-size="11pt" fo:letter-spacing="0.007cm" style:text-underline-style="none" officeooo:rsid="00120c68" officeooo:paragraph-rsid="001fc404" style:font-size-asian="11pt" style:font-size-complex="11pt" style:font-style-complex="italic" fo:hyphenate="false" fo:hyphenation-remain-char-count="3" fo:hyphenation-push-char-count="3"/>
    </style:style>
    <style:style style:name="P54" style:family="paragraph" style:parent-style-name="Standard">
      <style:paragraph-properties fo:margin-left="0.3cm" fo:margin-right="0cm" fo:margin-top="0.101cm" fo:margin-bottom="0.101cm" loext:contextual-spacing="false" fo:line-height="100%" fo:hyphenation-ladder-count="no-limit" fo:text-indent="0cm" style:auto-text-indent="false">
        <style:tab-stops>
          <style:tab-stop style:position="0cm"/>
        </style:tab-stops>
      </style:paragraph-properties>
      <style:text-properties style:font-name="Arial" fo:font-size="11pt" fo:letter-spacing="0.007cm" officeooo:rsid="00120c68" officeooo:paragraph-rsid="001fc404" style:font-size-asian="11pt" style:font-size-complex="11pt" style:font-style-complex="italic" fo:hyphenate="false" fo:hyphenation-remain-char-count="3" fo:hyphenation-push-char-count="3"/>
    </style:style>
    <style:style style:name="P55" style:family="paragraph" style:parent-style-name="Standard">
      <style:paragraph-properties fo:margin-left="0.3cm" fo:margin-right="0cm" fo:margin-top="0cm" fo:margin-bottom="0cm" loext:contextual-spacing="false" fo:line-height="100%" fo:hyphenation-ladder-count="no-limit" fo:text-indent="0cm" style:auto-text-indent="false">
        <style:tab-stops>
          <style:tab-stop style:position="0cm"/>
        </style:tab-stops>
      </style:paragraph-properties>
      <style:text-properties style:font-name="Arial" fo:font-size="4pt" fo:letter-spacing="0.007cm" officeooo:rsid="00120c68" officeooo:paragraph-rsid="001fc404" style:font-size-asian="3.5pt" style:font-size-complex="4pt" style:font-style-complex="italic" fo:hyphenate="false" fo:hyphenation-remain-char-count="3" fo:hyphenation-push-char-count="3"/>
    </style:style>
    <style:style style:name="P56" style:family="paragraph" style:parent-style-name="Standard">
      <style:paragraph-properties fo:margin-left="3.099cm" fo:margin-right="0cm" fo:margin-top="0.101cm" fo:margin-bottom="0.101cm" loext:contextual-spacing="false" fo:line-height="100%" fo:text-align="start" style:justify-single-word="false" fo:orphans="2" fo:widows="2" fo:hyphenation-ladder-count="no-limit" fo:text-indent="-3cm" style:auto-text-indent="false" style:writing-mode="lr-tb">
        <style:tab-stops>
          <style:tab-stop style:position="0cm"/>
        </style:tab-stops>
      </style:paragraph-properties>
      <style:text-properties style:font-name="Arial" fo:font-size="11pt" officeooo:paragraph-rsid="0011508b" style:font-size-asian="11pt" style:font-size-complex="11pt" fo:hyphenate="false" fo:hyphenation-remain-char-count="3" fo:hyphenation-push-char-count="3"/>
    </style:style>
    <style:style style:name="P57" style:family="paragraph" style:parent-style-name="Standard">
      <style:paragraph-properties fo:margin-left="3.099cm" fo:margin-right="0cm" fo:margin-top="0.101cm" fo:margin-bottom="0.101cm" loext:contextual-spacing="false" fo:line-height="100%" fo:text-align="start" style:justify-single-word="false" fo:orphans="2" fo:widows="2" fo:hyphenation-ladder-count="no-limit" fo:text-indent="-3cm" style:auto-text-indent="false" style:writing-mode="lr-tb">
        <style:tab-stops>
          <style:tab-stop style:position="0cm"/>
        </style:tab-stops>
      </style:paragraph-properties>
      <style:text-properties style:font-name="Arial" fo:font-size="11pt" officeooo:rsid="0011508b" officeooo:paragraph-rsid="0011508b" style:font-size-asian="11pt" style:font-size-complex="11pt" fo:hyphenate="false" fo:hyphenation-remain-char-count="3" fo:hyphenation-push-char-count="3"/>
    </style:style>
    <style:style style:name="P58" style:family="paragraph" style:parent-style-name="Standard">
      <style:paragraph-properties fo:margin-left="3.099cm" fo:margin-right="0cm" fo:margin-top="0.199cm" fo:margin-bottom="0cm" loext:contextual-spacing="false" fo:line-height="100%" fo:text-align="start" style:justify-single-word="false" fo:orphans="2" fo:widows="2" fo:hyphenation-ladder-count="no-limit" fo:text-indent="-3cm" style:auto-text-indent="false" style:writing-mode="lr-tb">
        <style:tab-stops>
          <style:tab-stop style:position="0cm"/>
        </style:tab-stops>
      </style:paragraph-properties>
      <style:text-properties style:font-name="Arial" fo:font-size="11pt" officeooo:paragraph-rsid="000fc04e" style:font-size-asian="11pt" style:font-size-complex="11pt" fo:hyphenate="false" fo:hyphenation-remain-char-count="3" fo:hyphenation-push-char-count="3"/>
    </style:style>
    <style:style style:name="P59" style:family="paragraph" style:parent-style-name="Standard">
      <style:paragraph-properties fo:margin-left="3.099cm" fo:margin-right="0cm" fo:margin-top="0.199cm" fo:margin-bottom="0cm" loext:contextual-spacing="false" fo:line-height="100%" fo:text-align="start" style:justify-single-word="false" fo:orphans="2" fo:widows="2" fo:hyphenation-ladder-count="no-limit" fo:text-indent="-3cm" style:auto-text-indent="false" style:writing-mode="lr-tb">
        <style:tab-stops>
          <style:tab-stop style:position="0cm"/>
        </style:tab-stops>
      </style:paragraph-properties>
      <style:text-properties style:font-name="Arial" fo:font-size="11pt" officeooo:paragraph-rsid="0011508b" style:font-size-asian="11pt" style:font-size-complex="11pt" fo:hyphenate="false" fo:hyphenation-remain-char-count="3" fo:hyphenation-push-char-count="3"/>
    </style:style>
    <style:style style:name="P60" style:family="paragraph" style:parent-style-name="Standard">
      <style:paragraph-properties fo:margin-left="0.499cm" fo:margin-right="0cm" fo:margin-top="0.101cm" fo:margin-bottom="0cm" loext:contextual-spacing="false" fo:line-height="100%" fo:hyphenation-ladder-count="no-limit" fo:text-indent="0cm" style:auto-text-indent="false">
        <style:tab-stops>
          <style:tab-stop style:position="0cm"/>
          <style:tab-stop style:position="5.251cm"/>
        </style:tab-stops>
      </style:paragraph-properties>
      <style:text-properties style:font-name="Arial" fo:font-size="11pt" officeooo:rsid="00120c68" officeooo:paragraph-rsid="001fc404" style:font-size-asian="11pt" style:font-size-complex="11pt" fo:hyphenate="false" fo:hyphenation-remain-char-count="3" fo:hyphenation-push-char-count="3"/>
    </style:style>
    <style:style style:name="P61" style:family="paragraph" style:parent-style-name="Standard">
      <style:paragraph-properties fo:margin-left="0.499cm" fo:margin-right="0cm" fo:margin-top="0.101cm" fo:margin-bottom="0cm" loext:contextual-spacing="false" fo:line-height="100%" fo:hyphenation-ladder-count="no-limit" fo:text-indent="0cm" style:auto-text-indent="false">
        <style:tab-stops>
          <style:tab-stop style:position="0cm"/>
        </style:tab-stops>
      </style:paragraph-properties>
      <style:text-properties style:font-name="Arial" fo:font-size="11pt" officeooo:rsid="00120c68" officeooo:paragraph-rsid="001fc404" style:font-size-asian="11pt" style:font-size-complex="11pt" fo:hyphenate="false" fo:hyphenation-remain-char-count="3" fo:hyphenation-push-char-count="3"/>
    </style:style>
    <style:style style:name="P6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etter-spacing="0.007cm" fo:font-style="italic" style:font-style-asian="italic" style:font-style-complex="italic" style:font-weight-complex="bold"/>
    </style:style>
    <style:style style:name="T2" style:family="text">
      <style:text-properties fo:letter-spacing="0.007cm" fo:font-style="italic" officeooo:rsid="0096fb87" style:font-style-asian="italic" style:font-style-complex="italic" style:font-weight-complex="bold"/>
    </style:style>
    <style:style style:name="T3" style:family="text">
      <style:text-properties fo:letter-spacing="0.007cm" fo:font-style="italic" fo:font-weight="bold" officeooo:rsid="002709e8" fo:background-color="transparent" loext:char-shading-value="0" style:font-style-asian="italic" style:font-weight-asian="bold" style:font-style-complex="italic" style:font-weight-complex="bold"/>
    </style:style>
    <style:style style:name="T4" style:family="text">
      <style:text-properties fo:letter-spacing="0.007cm" fo:font-style="italic" fo:font-weight="bold" officeooo:rsid="00794b2c" style:font-style-asian="italic" style:font-weight-asian="bold" style:font-style-complex="italic" style:font-weight-complex="bold"/>
    </style:style>
    <style:style style:name="T5" style:family="text">
      <style:text-properties fo:letter-spacing="0.007cm" fo:font-style="italic" fo:font-weight="normal" officeooo:rsid="0096fb87" fo:background-color="transparent" loext:char-shading-value="0" style:font-style-asian="italic" style:font-weight-asian="normal" style:font-style-complex="italic" style:font-weight-complex="normal"/>
    </style:style>
    <style:style style:name="T6" style:family="text">
      <style:text-properties fo:letter-spacing="0.007cm" fo:font-style="italic" fo:font-weight="normal" style:font-style-asian="italic" style:font-weight-asian="normal" style:font-name-complex="Times New Roman2" style:font-style-complex="italic" style:font-weight-complex="normal"/>
    </style:style>
    <style:style style:name="T7" style:family="text">
      <style:text-properties fo:letter-spacing="0.007cm" fo:font-style="italic" fo:font-weight="normal" officeooo:rsid="0096fb87" style:font-style-asian="italic" style:font-weight-asian="normal" style:font-style-complex="italic" style:font-weight-complex="normal"/>
    </style:style>
    <style:style style:name="T8" style:family="text">
      <style:text-properties fo:letter-spacing="0.007cm" style:font-style-complex="italic"/>
    </style:style>
    <style:style style:name="T9" style:family="text">
      <style:text-properties fo:letter-spacing="0.007cm" style:text-underline-style="solid" style:text-underline-width="auto" style:text-underline-color="font-color" style:font-style-complex="italic"/>
    </style:style>
    <style:style style:name="T10" style:family="text">
      <style:text-properties fo:letter-spacing="0.007cm" style:text-underline-style="solid" style:text-underline-width="auto" style:text-underline-color="font-color" officeooo:rsid="0011508b" style:font-style-complex="italic"/>
    </style:style>
    <style:style style:name="T11" style:family="text">
      <style:text-properties fo:letter-spacing="0.007cm" style:text-underline-style="solid" style:text-underline-width="auto" style:text-underline-color="font-color" fo:font-weight="normal" style:font-weight-asian="normal" style:font-name-complex="Times New Roman2" style:font-weight-complex="normal"/>
    </style:style>
    <style:style style:name="T12" style:family="text">
      <style:text-properties fo:letter-spacing="0.007cm" style:text-underline-style="none" style:font-style-complex="italic"/>
    </style:style>
    <style:style style:name="T13" style:family="text">
      <style:text-properties fo:letter-spacing="0.007cm" style:text-underline-style="none" officeooo:rsid="0011508b" style:font-style-complex="italic"/>
    </style:style>
    <style:style style:name="T14" style:family="text">
      <style:text-properties fo:letter-spacing="0.007cm" style:text-underline-style="none" fo:font-weight="bold" officeooo:rsid="0011508b" style:font-weight-asian="bold" style:font-style-complex="italic" style:font-weight-complex="bold"/>
    </style:style>
    <style:style style:name="T15" style:family="text">
      <style:text-properties fo:letter-spacing="0.007cm" fo:font-weight="normal" style:font-weight-asian="normal" style:font-name-complex="Times New Roman2" style:font-weight-complex="normal"/>
    </style:style>
    <style:style style:name="T16" style:family="text">
      <style:text-properties fo:letter-spacing="0.007cm" fo:font-style="normal" style:text-underline-style="solid" style:text-underline-width="auto" style:text-underline-color="font-color" fo:font-weight="normal" officeooo:rsid="000ce954" style:font-style-asian="normal" style:font-weight-asian="normal" style:font-style-complex="normal" style:font-weight-complex="normal"/>
    </style:style>
    <style:style style:name="T17" style:family="text">
      <style:text-properties fo:letter-spacing="0.007cm" fo:font-style="normal" style:text-underline-style="solid" style:text-underline-width="auto" style:text-underline-color="font-color" fo:font-weight="normal" officeooo:rsid="00794b2c" style:font-style-asian="normal" style:font-weight-asian="normal" style:font-style-complex="normal" style:font-weight-complex="normal"/>
    </style:style>
    <style:style style:name="T18" style:family="text">
      <style:text-properties fo:letter-spacing="0.007cm" fo:font-style="normal" style:text-underline-style="solid" style:text-underline-width="auto" style:text-underline-color="font-color" fo:font-weight="normal" officeooo:rsid="0096fb87" style:font-style-asian="normal" style:font-weight-asian="normal" style:font-style-complex="normal" style:font-weight-complex="normal"/>
    </style:style>
    <style:style style:name="T19" style:family="text">
      <style:text-properties fo:letter-spacing="0.007cm" fo:font-style="normal" fo:font-weight="normal" officeooo:rsid="00794b2c" style:font-style-asian="normal" style:font-weight-asian="normal" style:font-style-complex="normal" style:font-weight-complex="normal"/>
    </style:style>
    <style:style style:name="T2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388563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84ac0a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96fb87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bold" officeooo:rsid="0076fc43" style:font-style-asian="italic" style:font-weight-asian="bold" style:font-style-complex="italic" style:font-weight-complex="bold"/>
    </style:style>
    <style:style style:name="T25" style:family="text">
      <style:text-properties style:text-underline-style="none"/>
    </style:style>
    <style:style style:name="T26" style:family="text">
      <style:text-properties style:text-underline-style="none" fo:font-weight="normal" style:font-weight-asian="normal" style:font-weight-complex="normal"/>
    </style:style>
    <style:style style:name="T27" style:family="text">
      <style:text-properties style:text-underline-style="none" fo:font-weight="normal" officeooo:rsid="00388563" style:font-weight-asian="normal" style:font-weight-complex="normal"/>
    </style:style>
    <style:style style:name="T28" style:family="text">
      <style:text-properties style:text-underline-style="none" fo:font-weight="normal" officeooo:rsid="0084ac0a" style:font-weight-asian="normal" style:font-weight-complex="normal"/>
    </style:style>
    <style:style style:name="T29" style:family="text">
      <style:text-properties style:text-underline-style="none" officeooo:rsid="00120c68"/>
    </style:style>
    <style:style style:name="T30" style:family="text">
      <style:text-properties style:text-underline-style="none" fo:font-weight="bold" style:font-weight-asian="bold" style:font-weight-complex="bold"/>
    </style:style>
    <style:style style:name="T31" style:family="text">
      <style:text-properties style:text-underline-style="none" fo:font-weight="bold" officeooo:rsid="000dd735" style:font-weight-asian="bold" style:font-weight-complex="bold"/>
    </style:style>
    <style:style style:name="T32" style:family="text">
      <style:text-properties style:text-underline-style="none" fo:font-weight="bold" style:font-weight-asian="bold" style:font-name-complex="Arial4" style:font-weight-complex="bold"/>
    </style:style>
    <style:style style:name="T33" style:family="text">
      <style:text-properties style:text-underline-style="none" fo:font-weight="bold" officeooo:rsid="000dd735" style:font-weight-asian="bold" style:font-name-complex="Arial4" style:font-weight-complex="bold"/>
    </style:style>
    <style:style style:name="T34" style:family="text">
      <style:text-properties style:text-underline-style="none" officeooo:rsid="00388563"/>
    </style:style>
    <style:style style:name="T35" style:family="text">
      <style:text-properties fo:font-style="normal" style:text-underline-style="none" style:font-style-asian="normal" style:font-style-complex="normal"/>
    </style:style>
    <style:style style:name="T36" style:family="text">
      <style:text-properties fo:font-style="normal" style:text-underline-style="none" officeooo:rsid="00388563" style:font-style-asian="normal" style:font-style-complex="normal"/>
    </style:style>
    <style:style style:name="T37" style:family="text">
      <style:text-properties fo:font-style="normal" style:text-underline-style="solid" style:text-underline-width="auto" style:text-underline-color="font-color" fo:font-weight="normal" officeooo:rsid="0076fc43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solid" style:text-underline-width="auto" style:text-underline-color="font-color" fo:font-weight="normal" officeooo:rsid="0030757e" style:font-style-asian="normal" style:font-weight-asian="normal" style:font-style-complex="normal" style:font-weight-complex="normal"/>
    </style:style>
    <style:style style:name="T39" style:family="text">
      <style:text-properties fo:font-style="normal" style:text-underline-style="solid" style:text-underline-width="auto" style:text-underline-color="font-color" fo:font-weight="normal" officeooo:rsid="0096fb87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bold" officeooo:rsid="0076fc43" style:font-style-asian="normal" style:font-weight-asian="bold" style:font-style-complex="normal" style:font-weight-complex="bold"/>
    </style:style>
    <style:style style:name="T41" style:family="text">
      <style:text-properties fo:color="#000000" style:text-position="super 58%" style:text-underline-style="solid" style:text-underline-width="auto" style:text-underline-color="font-color" fo:font-weight="normal" officeooo:rsid="00120c68" style:font-weight-asian="normal" style:font-weight-complex="normal"/>
    </style:style>
    <style:style style:name="T42" style:family="text">
      <style:text-properties fo:color="#000000" style:text-underline-style="none" fo:font-weight="normal" style:font-weight-asian="normal" style:font-weight-complex="normal"/>
    </style:style>
    <style:style style:name="T43" style:family="text">
      <style:text-properties fo:color="#000000" style:text-underline-style="none" fo:font-weight="normal" officeooo:rsid="00120c68" style:font-weight-asian="normal" style:font-weight-complex="normal"/>
    </style:style>
    <style:style style:name="T44" style:family="text">
      <style:text-properties fo:color="#000000" fo:letter-spacing="0.007cm" fo:language="fr" fo:country="BE" fo:font-style="italic" fo:font-weight="normal" fo:background-color="transparent" loext:char-shading-value="0" style:font-style-asian="italic" style:font-weight-asian="normal" style:font-name-complex="Calibri" style:font-style-complex="italic" style:font-weight-complex="normal"/>
    </style:style>
    <style:style style:name="T45" style:family="text">
      <style:text-properties fo:color="#000000" fo:letter-spacing="0.007cm" fo:language="fr" fo:country="BE" fo:font-style="italic" fo:font-weight="normal" officeooo:rsid="002d4917" fo:background-color="transparent" loext:char-shading-value="0" style:font-style-asian="italic" style:font-weight-asian="normal" style:font-name-complex="Calibri" style:font-style-complex="italic" style:font-weight-complex="normal"/>
    </style:style>
    <style:style style:name="T46" style:family="text">
      <style:text-properties fo:color="#000000" fo:letter-spacing="0.007cm" fo:language="fr" fo:country="BE" fo:font-style="italic" fo:font-weight="normal" officeooo:rsid="002df77d" fo:background-color="transparent" loext:char-shading-value="0" style:font-style-asian="italic" style:font-weight-asian="normal" style:font-name-complex="Calibri" style:font-style-complex="italic" style:font-weight-complex="normal"/>
    </style:style>
    <style:style style:name="T47" style:family="text">
      <style:text-properties fo:color="#000000" fo:letter-spacing="0.007cm" fo:language="fr" fo:country="BE" fo:font-weight="normal" fo:background-color="transparent" loext:char-shading-value="0" style:font-weight-asian="normal" style:font-name-complex="Calibri" style:font-style-complex="italic" style:font-weight-complex="normal"/>
    </style:style>
    <style:style style:name="T48" style:family="text">
      <style:text-properties fo:color="#000000" fo:letter-spacing="0.007cm" fo:language="fr" fo:country="BE" fo:font-weight="normal" officeooo:rsid="0022f102" fo:background-color="transparent" loext:char-shading-value="0" style:font-weight-asian="normal" style:font-name-complex="Calibri" style:font-style-complex="italic" style:font-weight-complex="normal"/>
    </style:style>
    <style:style style:name="T49" style:family="text">
      <style:text-properties fo:color="#000000" style:text-underline-style="solid" style:text-underline-width="auto" style:text-underline-color="font-color" fo:font-weight="normal" officeooo:rsid="00120c68" style:font-weight-asian="normal" style:font-weight-complex="normal"/>
    </style:style>
    <style:style style:name="T50" style:family="text">
      <style:text-properties style:use-window-font-color="true" fo:font-style="normal" fo:font-weight="normal" fo:background-color="transparent" loext:char-shading-value="0" style:font-style-asian="normal" style:font-weight-asian="normal" style:font-weight-complex="normal"/>
    </style:style>
    <style:style style:name="T51" style:family="text">
      <style:text-properties style:use-window-font-color="true" fo:font-style="normal" fo:font-weight="normal" officeooo:rsid="0021bc21" fo:background-color="transparent" loext:char-shading-value="0" style:font-style-asian="normal" style:font-weight-asian="normal" style:font-weight-complex="normal"/>
    </style:style>
    <style:style style:name="T52" style:family="text">
      <style:text-properties style:use-window-font-color="true" fo:font-style="normal" fo:font-weight="normal" officeooo:rsid="000fc04e" fo:background-color="transparent" loext:char-shading-value="0" style:font-style-asian="normal" style:font-weight-asian="normal" style:font-weight-complex="normal"/>
    </style:style>
    <style:style style:name="T53" style:family="text">
      <style:text-properties style:use-window-font-color="true" fo:font-style="normal" fo:font-weight="normal" officeooo:rsid="0021bc21" fo:background-color="transparent" loext:char-shading-value="0" style:font-style-asian="normal" style:font-weight-asian="normal" style:font-style-complex="normal" style:font-weight-complex="normal"/>
    </style:style>
    <style:style style:name="T54" style:family="text">
      <style:text-properties style:use-window-font-color="true" fo:font-style="normal" style:text-underline-style="solid" style:text-underline-width="auto" style:text-underline-color="font-color" fo:font-weight="normal" officeooo:rsid="0076fc43" style:font-style-asian="normal" style:font-weight-asian="normal" style:font-style-complex="normal" style:font-weight-complex="normal"/>
    </style:style>
    <style:style style:name="T55" style:family="text">
      <style:text-properties style:use-window-font-color="true" fo:font-style="normal" style:text-underline-style="solid" style:text-underline-width="auto" style:text-underline-color="font-color" fo:font-weight="normal" officeooo:rsid="0030757e" style:font-style-asian="normal" style:font-weight-asian="normal" style:font-style-complex="normal" style:font-weight-complex="normal"/>
    </style:style>
    <style:style style:name="T56" style:family="text">
      <style:text-properties style:use-window-font-color="true" fo:font-style="normal" style:text-underline-style="solid" style:text-underline-width="auto" style:text-underline-color="font-color" fo:font-weight="normal" officeooo:rsid="0096fb87" style:font-style-asian="normal" style:font-weight-asian="normal" style:font-style-complex="normal" style:font-weight-complex="normal"/>
    </style:style>
    <style:style style:name="T57" style:family="text">
      <style:text-properties style:use-window-font-color="true" fo:font-style="normal" fo:font-weight="bold" officeooo:rsid="0076fc43" style:font-style-asian="normal" style:font-weight-asian="bold" style:font-style-complex="normal" style:font-weight-complex="bold"/>
    </style:style>
    <style:style style:name="T58" style:family="text">
      <style:text-properties style:use-window-font-color="true" fo:font-style="italic" fo:font-weight="normal" officeooo:rsid="000fc04e" fo:background-color="transparent" loext:char-shading-value="0" style:font-style-asian="italic" style:font-weight-asian="normal" style:font-style-complex="italic" style:font-weight-complex="normal"/>
    </style:style>
    <style:style style:name="T59" style:family="text">
      <style:text-properties style:use-window-font-color="true" fo:font-style="italic" fo:font-weight="bold" officeooo:rsid="0076fc43" style:font-style-asian="italic" style:font-weight-asian="bold" style:font-style-complex="italic" style:font-weight-complex="bold"/>
    </style:style>
    <style:style style:name="T60" style:family="text">
      <style:text-properties style:use-window-font-color="true" fo:letter-spacing="0.007cm" fo:language="fr" fo:country="BE" fo:font-style="italic" fo:font-weight="bold" officeooo:rsid="00794b2c" fo:background-color="transparent" loext:char-shading-value="0" style:font-style-asian="italic" style:font-weight-asian="bold" style:font-name-complex="Calibri" style:font-style-complex="italic" style:font-weight-complex="bold"/>
    </style:style>
    <style:style style:name="T61" style:family="text">
      <style:text-properties style:use-window-font-color="true" fo:letter-spacing="0.007cm" fo:language="fr" fo:country="BE" fo:font-style="italic" fo:font-weight="normal" officeooo:rsid="0096fb87" fo:background-color="transparent" loext:char-shading-value="0" style:font-style-asian="italic" style:font-weight-asian="normal" style:font-name-complex="Calibri" style:font-style-complex="italic" style:font-weight-complex="normal"/>
    </style:style>
    <style:style style:name="T62" style:family="text">
      <style:text-properties style:use-window-font-color="true" fo:letter-spacing="0.007cm" fo:language="fr" fo:country="BE" fo:font-style="normal" style:text-underline-style="solid" style:text-underline-width="auto" style:text-underline-color="font-color" fo:font-weight="normal" officeooo:rsid="000ce954" fo:background-color="transparent" loext:char-shading-value="0" style:font-style-asian="normal" style:font-weight-asian="normal" style:font-name-complex="Calibri" style:font-style-complex="normal" style:font-weight-complex="normal"/>
    </style:style>
    <style:style style:name="T63" style:family="text">
      <style:text-properties style:use-window-font-color="true" fo:letter-spacing="0.007cm" fo:language="fr" fo:country="BE" fo:font-style="normal" style:text-underline-style="solid" style:text-underline-width="auto" style:text-underline-color="font-color" fo:font-weight="normal" officeooo:rsid="00794b2c" fo:background-color="transparent" loext:char-shading-value="0" style:font-style-asian="normal" style:font-weight-asian="normal" style:font-name-complex="Calibri" style:font-style-complex="normal" style:font-weight-complex="normal"/>
    </style:style>
    <style:style style:name="T64" style:family="text">
      <style:text-properties style:use-window-font-color="true" fo:letter-spacing="0.007cm" fo:language="fr" fo:country="BE" fo:font-style="normal" style:text-underline-style="solid" style:text-underline-width="auto" style:text-underline-color="font-color" fo:font-weight="normal" officeooo:rsid="0096fb87" fo:background-color="transparent" loext:char-shading-value="0" style:font-style-asian="normal" style:font-weight-asian="normal" style:font-name-complex="Calibri" style:font-style-complex="normal" style:font-weight-complex="normal"/>
    </style:style>
    <style:style style:name="T65" style:family="text">
      <style:text-properties style:use-window-font-color="true" fo:letter-spacing="0.007cm" fo:language="fr" fo:country="BE" fo:font-style="normal" fo:font-weight="normal" officeooo:rsid="00794b2c" fo:background-color="transparent" loext:char-shading-value="0" style:font-style-asian="normal" style:font-weight-asian="normal" style:font-name-complex="Calibri" style:font-style-complex="normal" style:font-weight-complex="normal"/>
    </style:style>
    <style:style style:name="T66" style:family="text">
      <style:text-properties style:use-window-font-color="true" fo:letter-spacing="0.007cm" fo:font-style="italic" fo:font-weight="bold" officeooo:rsid="002709e8" fo:background-color="transparent" loext:char-shading-value="0" style:font-style-asian="italic" style:font-weight-asian="bold" style:font-style-complex="italic" style:font-weight-complex="bold"/>
    </style:style>
    <style:style style:name="T67" style:family="text">
      <style:text-properties style:use-window-font-color="true" fo:letter-spacing="0.007cm" fo:font-style="italic" fo:font-weight="normal" officeooo:rsid="0096fb87" fo:background-color="transparent" loext:char-shading-value="0" style:font-style-asian="italic" style:font-weight-asian="normal" style:font-style-complex="italic" style:font-weight-complex="normal"/>
    </style:style>
    <style:style style:name="T68" style:family="text">
      <style:text-properties style:text-line-through-style="solid" style:text-line-through-type="single" style:text-underline-style="solid" style:text-underline-width="auto" style:text-underline-color="font-color" fo:font-weight="normal" officeooo:rsid="000dd735" style:font-weight-asian="normal" style:font-name-complex="Arial4" style:font-weight-complex="normal"/>
    </style:style>
    <style:style style:name="T69" style:family="text">
      <style:text-properties fo:font-size="13pt" fo:font-style="italic" style:text-underline-style="none" style:font-size-asian="13pt" style:font-style-asian="italic" style:font-size-complex="13pt" style:font-style-complex="italic"/>
    </style:style>
    <style:style style:name="T70" style:family="text">
      <style:text-properties fo:font-size="13pt" fo:font-style="italic" style:text-underline-style="none" officeooo:rsid="00388563" style:font-size-asian="13pt" style:font-style-asian="italic" style:font-size-complex="13pt" style:font-style-complex="italic"/>
    </style:style>
    <style:style style:name="T71" style:family="text">
      <style:text-properties fo:font-size="14pt" fo:font-weight="bold" style:font-size-asian="14pt" style:font-weight-asian="bold" style:font-size-complex="16pt" style:font-style-complex="italic" style:font-weight-complex="bold"/>
    </style:style>
    <style:style style:name="T72" style:family="text">
      <style:text-properties fo:font-size="14pt" fo:font-weight="bold" officeooo:rsid="009b74a0" style:font-size-asian="14pt" style:font-weight-asian="bold" style:font-size-complex="16pt" style:font-style-complex="italic" style:font-weight-complex="bold"/>
    </style:style>
    <style:style style:name="T73" style:family="text">
      <style:text-properties fo:font-size="14pt" style:font-size-asian="14pt" style:font-name-complex="Arial4" style:font-size-complex="14pt"/>
    </style:style>
    <style:style style:name="T74" style:family="text">
      <style:text-properties fo:font-size="12pt" style:text-underline-style="solid" style:text-underline-width="auto" style:text-underline-color="font-color" style:font-size-asian="12pt" style:font-size-complex="12pt" style:font-weight-complex="bold"/>
    </style:style>
    <style:style style:name="T75" style:family="text">
      <style:text-properties fo:font-size="12pt" style:text-underline-style="solid" style:text-underline-width="auto" style:text-underline-color="font-color" officeooo:rsid="001415ee" style:font-size-asian="12pt" style:font-size-complex="12pt" style:font-weight-complex="bold"/>
    </style:style>
    <style:style style:name="T76" style:family="text">
      <style:text-properties fo:font-size="12pt" style:text-underline-style="solid" style:text-underline-width="auto" style:text-underline-color="font-color" officeooo:rsid="005d860a" style:font-size-asian="12pt" style:font-size-complex="12pt" style:font-weight-complex="bold"/>
    </style:style>
    <style:style style:name="T77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78" style:family="text">
      <style:text-properties fo:font-size="12pt" style:text-underline-style="solid" style:text-underline-width="auto" style:text-underline-color="font-color" fo:font-weight="normal" fo:background-color="transparent" loext:char-shading-value="0" style:font-size-asian="12pt" style:font-weight-asian="normal" style:font-size-complex="16pt" style:font-weight-complex="normal"/>
    </style:style>
    <style:style style:name="T79" style:family="text">
      <style:text-properties fo:font-size="12pt" style:text-underline-style="solid" style:text-underline-width="auto" style:text-underline-color="font-color" fo:font-weight="normal" officeooo:rsid="00133d26" fo:background-color="transparent" loext:char-shading-value="0" style:font-size-asian="12pt" style:font-weight-asian="normal" style:font-size-complex="16pt" style:font-weight-complex="normal"/>
    </style:style>
    <style:style style:name="T80" style:family="text">
      <style:text-properties fo:font-size="12pt" style:font-size-asian="12pt" style:font-size-complex="12pt" style:font-weight-complex="bold"/>
    </style:style>
    <style:style style:name="T81" style:family="text">
      <style:text-properties fo:font-size="12pt" fo:letter-spacing="0.007cm" style:font-size-asian="12pt" style:font-size-complex="12pt" style:font-style-complex="italic"/>
    </style:style>
    <style:style style:name="T82" style:family="text">
      <style:text-properties fo:font-size="12pt" fo:letter-spacing="0.007cm" style:text-underline-style="solid" style:text-underline-width="auto" style:text-underline-color="font-color" style:font-size-asian="12pt" style:font-size-complex="12pt" style:font-style-complex="italic"/>
    </style:style>
    <style:style style:name="T83" style:family="text">
      <style:text-properties fo:font-size="12pt" fo:font-weight="normal" fo:background-color="transparent" loext:char-shading-value="0" style:font-size-asian="12pt" style:font-weight-asian="normal" style:font-size-complex="16pt" style:font-weight-complex="normal"/>
    </style:style>
    <style:style style:name="T84" style:family="text">
      <style:text-properties style:font-name-complex="Arial4"/>
    </style:style>
    <style:style style:name="T85" style:family="text">
      <style:text-properties style:text-underline-style="solid" style:text-underline-width="auto" style:text-underline-color="font-color"/>
    </style:style>
    <style:style style:name="T86" style:family="text">
      <style:text-properties style:text-underline-style="solid" style:text-underline-width="auto" style:text-underline-color="font-color" fo:font-weight="bold" officeooo:rsid="000dd735" style:font-weight-asian="bold" style:font-name-complex="Arial4" style:font-weight-complex="bold"/>
    </style:style>
    <style:style style:name="T87" style:family="text">
      <style:text-properties style:text-underline-style="solid" style:text-underline-width="auto" style:text-underline-color="font-color" style:font-weight-complex="bold"/>
    </style:style>
    <style:style style:name="T88" style:family="text">
      <style:text-properties style:text-underline-style="solid" style:text-underline-width="auto" style:text-underline-color="font-color" officeooo:rsid="002709e8" style:font-weight-complex="bold"/>
    </style:style>
    <style:style style:name="T89" style:family="text">
      <style:text-properties style:text-underline-style="solid" style:text-underline-width="auto" style:text-underline-color="font-color" officeooo:rsid="0099d90c" style:font-weight-complex="bold"/>
    </style:style>
    <style:style style:name="T9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1" style:family="text">
      <style:text-properties style:text-underline-style="solid" style:text-underline-width="auto" style:text-underline-color="font-color" fo:font-weight="normal" officeooo:rsid="000ce954" style:font-weight-asian="normal" style:font-weight-complex="normal"/>
    </style:style>
    <style:style style:name="T92" style:family="text">
      <style:text-properties style:text-underline-style="solid" style:text-underline-width="auto" style:text-underline-color="font-color" fo:font-weight="normal" officeooo:rsid="0030757e" style:font-weight-asian="normal" style:font-weight-complex="normal"/>
    </style:style>
    <style:style style:name="T93" style:family="text">
      <style:text-properties style:text-underline-style="solid" style:text-underline-width="auto" style:text-underline-color="font-color" fo:font-weight="normal" officeooo:rsid="0096fb87" style:font-weight-asian="normal" style:font-weight-complex="normal"/>
    </style:style>
    <style:style style:name="T94" style:family="text">
      <style:text-properties style:text-underline-style="solid" style:text-underline-width="auto" style:text-underline-color="font-color" fo:font-weight="normal" officeooo:rsid="0084ac0a" style:font-weight-asian="normal" style:font-weight-complex="normal"/>
    </style:style>
    <style:style style:name="T95" style:family="text">
      <style:text-properties style:text-underline-style="solid" style:text-underline-width="auto" style:text-underline-color="font-color" officeooo:rsid="00120c68"/>
    </style:style>
    <style:style style:name="T96" style:family="text">
      <style:text-properties fo:language="fr" fo:country="BE" style:text-underline-style="solid" style:text-underline-width="auto" style:text-underline-color="font-color" fo:font-weight="normal" officeooo:rsid="00c0f646" fo:background-color="transparent" loext:char-shading-value="0" style:font-weight-asian="normal" style:font-name-complex="Calibri" style:font-weight-complex="normal"/>
    </style:style>
    <style:style style:name="T97" style:family="text">
      <style:text-properties fo:language="fr" fo:country="BE" style:text-underline-style="none" fo:font-weight="normal" officeooo:rsid="00c0f646" fo:background-color="transparent" loext:char-shading-value="0" style:font-weight-asian="normal" style:font-name-complex="Calibri" style:font-weight-complex="normal"/>
    </style:style>
    <style:style style:name="T98" style:family="text">
      <style:text-properties style:font-weight-complex="bold"/>
    </style:style>
    <style:style style:name="T99" style:family="text">
      <style:text-properties style:font-name="Wingdings" fo:font-size="14pt" style:font-name-asian="Wingdings1" style:font-size-asian="14pt" style:font-name-complex="Wingdings1" style:font-size-complex="14pt"/>
    </style:style>
    <style:style style:name="T100" style:family="text">
      <style:text-properties style:font-name="Wingdings" style:font-name-asian="Wingdings1" style:font-name-complex="Wingdings1"/>
    </style:style>
    <style:style style:name="T101" style:family="text">
      <style:text-properties style:font-name="Wingdings" style:text-underline-style="none" fo:font-weight="bold" style:font-name-asian="Wingdings1" style:font-weight-asian="bold" style:font-name-complex="Wingdings1" style:font-weight-complex="bold"/>
    </style:style>
    <style:style style:name="T102" style:family="text">
      <style:text-properties style:font-name="Wingdings" style:text-underline-style="none" fo:font-weight="bold" officeooo:rsid="000dd735" style:font-name-asian="Wingdings1" style:font-weight-asian="bold" style:font-name-complex="Wingdings1" style:font-weight-complex="bold"/>
    </style:style>
    <style:style style:name="T103" style:family="text">
      <style:text-properties style:font-name="Wingdings" style:text-underline-style="none" fo:font-weight="bold" officeooo:rsid="000dd735" style:font-name-asian="Wingdings2" style:font-weight-asian="bold" style:font-name-complex="Wingdings2" style:font-weight-complex="bold"/>
    </style:style>
    <style:style style:name="T104" style:family="text">
      <style:text-properties style:font-name="Wingdings" style:text-underline-style="none" fo:font-weight="bold" officeooo:rsid="0011508b" style:font-name-asian="Wingdings2" style:font-weight-asian="bold" style:font-name-complex="Wingdings2" style:font-weight-complex="bold"/>
    </style:style>
    <style:style style:name="T105" style:family="text">
      <style:text-properties fo:font-weight="normal" style:font-weight-asian="normal" style:font-weight-complex="normal"/>
    </style:style>
    <style:style style:name="T106" style:family="text">
      <style:text-properties fo:font-size="10pt" fo:letter-spacing="0.007cm" fo:font-style="normal" style:text-underline-style="none" fo:font-weight="normal" officeooo:rsid="0011508b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fo:font-size="10pt" fo:font-weight="normal" style:font-size-asian="10pt" style:font-weight-asian="normal" style:font-size-complex="10pt" style:font-weight-complex="normal"/>
    </style:style>
    <style:style style:name="T108" style:family="text">
      <style:text-properties style:text-position="super 58%" style:text-underline-style="solid" style:text-underline-width="auto" style:text-underline-color="font-color" officeooo:rsid="00120c68"/>
    </style:style>
    <style:style style:name="T109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1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2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4" style:family="text">
      <style:text-properties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5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6" style:family="text">
      <style:text-properties style:use-window-font-color="true" style:text-outline="false" style:text-line-through-style="none" style:text-line-through-type="none" style:text-position="0% 100%" style:font-name="Times New Roman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Times New Roman2" style:font-size-asian="10pt" style:language-asian="fr" style:country-asian="BE" style:font-style-asian="normal" style:font-weight-asian="normal" style:font-name-complex="Times New Roman2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17" style:family="text">
      <style:text-properties fo:color="#000000" style:text-outline="false" style:text-line-through-style="none" style:text-line-through-type="none" style:text-position="0% 100%" style:font-name="Arial3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Times New Roman2" style:font-size-asian="10pt" style:language-asian="fr" style:country-asian="BE" style:font-style-asian="normal" style:font-weight-asian="normal" style:font-name-complex="Times New Roman2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1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9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20" style:family="text">
      <style:text-properties fo:font-variant="normal" fo:text-transform="none"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column table:style-name="Tableau1.I"/>
        <table:table-column table:style-name="Tableau1.C"/>
        <table:table-column table:style-name="Tableau1.B"/>
        <table:table-column table:style-name="Tableau1.A"/>
        <table:table-row table:style-name="Tableau1.1">
          <table:table-cell table:style-name="Tableau1.A1" table:number-columns-spanned="2" office:value-type="string">
            <text:p text:style-name="P23"><text:text-input text:description="Référence">self.getReference()</text:text-input></text:p>
          </table:table-cell>
          <table:covered-table-cell/>
          <table:table-cell table:style-name="Tableau1.C1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K1" table:number-columns-spanned="2" office:value-type="string">
            <text:p text:style-name="P14"><text:span text:style-name="T71">Permis </text:span><text:span text:style-name="T72">public</text:span></text:p>
          </table:table-cell>
          <table:covered-table-cell/>
        </table:table-row>
        <table:table-row table:style-name="Tableau1.2">
          <table:table-cell table:style-name="Tableau1.A2" table:number-columns-spanned="7" office:value-type="string">
            <text:p text:style-name="P8"><text:span text:style-name="T25"><office:annotation><dc:creator>Auteur inconnu</dc:creator><dc:date>2017-11-28T15:55:17</dc:date><text:p text:style-name="P62"><text:span text:style-name="T109">do text if self.getApplicants()[0].portal_type == 'Corporation'</text:span></text:p></office:annotation></text:span><text:span text:style-name="T25"><text:text-input text:description="TitreMO">self.getApplicants()[0].getDenomination()</text:text-input></text:span><text:span text:style-name="T25"><text:s/></text:span><text:span text:style-name="T25"><text:text-input text:description="Statut">self.getApplicants()[0].getLegalForm()</text:text-input></text:span></text:p>
            <text:p text:style-name="P18"><text:span text:style-name="T26"><office:annotation><dc:creator>Auteur inconnu</dc:creator><dc:date>2017-11-28T16:00:01</dc:date><text:p text:style-name="P62"><text:span text:style-name="T109">do text if self.getApplicants()[0].portal_type == 'Corporation'</text:span></text:p></office:annotation></text:span><text:span text:style-name="T26"><text:text-input text:description="">licence_helper.get_applicant_dict(0)['abbreviation']</text:text-input></text:span><text:span text:style-name="T26"><text:s/></text:span><text:span text:style-name="T26"><text:text-input text:description="PrénomMO">self.getApplicants()[0].getName2()</text:text-input></text:span><text:span text:style-name="T26"><text:s/></text:span><text:span text:style-name="T26"><text:text-input text:description="NomMO">self.getApplicants()[0].getName1()</text:text-input></text:span><text:span text:style-name="T20"><text:s/></text:span><text:span text:style-name="T20"><text:text-input text:description="Statut">self.getApplicants()[0].getPersonRole()</text:text-input></text:span></text:p>
            <text:p text:style-name="P5"><text:span text:style-name="T35"><office:annotation><dc:creator>Auteur inconnu</dc:creator><dc:date>2017-11-28T16:00:01</dc:date><text:p text:style-name="P62"><text:span text:style-name="T109">do text if not self.getApplicants()[0].portal_type == 'Corporation'</text:span></text:p></office:annotation></text:span><text:span text:style-name="T35"><text:text-input text:description="">licence_helper.get_applicant_dict(0)['abbreviation']</text:text-input></text:span><text:span text:style-name="T35"><text:s/></text:span><text:span text:style-name="T35"><text:text-input text:description="PrénomMO">self.getApplicants()[0].getName2()</text:text-input></text:span><text:span text:style-name="T35"><text:s/></text:span><text:span text:style-name="T35"><text:text-input text:description="NomMO">self.getApplicants()[0].getName1()</text:text-input></text:span></text:p>
            <text:p text:style-name="P21"><text:span text:style-name="T25"><office:annotation><dc:creator>Auteur inconnu</dc:creator><dc:date>2017-02-22T14:45:29</dc:date><text:p><text:span text:style-name="T119">do text if len(self.getApplicants()) &gt; 1 and </text:span><text:span text:style-name="T109">self.getApplicants()[1].portal_type == 'Corporation'</text:span></text:p></office:annotation></text:span><text:span text:style-name="T25"><text:text-input text:description="TitreMO">self.getApplicants()[1].getDenomination()</text:text-input></text:span><text:span text:style-name="T25"><text:s/></text:span><text:span text:style-name="T25"><text:text-input text:description="Statut">self.getApplicants()[1].getLegalForm()</text:text-input></text:span></text:p>
            <text:p text:style-name="P19"><text:span text:style-name="T26"><office:annotation><dc:creator>Auteur inconnu</dc:creator><dc:date>2017-02-22T14:45:29</dc:date><text:p><text:span text:style-name="T119">do text if len(self.getApplicants()) &gt; 1 and </text:span><text:span text:style-name="T109">self.getApplicants()[1].portal_type == 'Corporation'</text:span></text:p></office:annotation></text:span><text:span text:style-name="T26"><text:text-input text:description="">licence_helper.get_applicant_dict(1)['abbreviation']</text:text-input></text:span><text:span text:style-name="T26"><text:s/></text:span><text:span text:style-name="T26"><text:text-input text:description="PrénomMO">self.getApplicants()[1].getName2()</text:text-input></text:span><text:span text:style-name="T26"><text:s/></text:span><text:span text:style-name="T26"><text:text-input text:description="NomMO">self.getApplicants()[1].getName1()</text:text-input></text:span><text:span text:style-name="T20"><text:s/></text:span><text:span text:style-name="T20"><text:text-input text:description="Statut">self.getApplicants()[1].getPersonRole()</text:text-input></text:span></text:p>
            <text:p text:style-name="P17"><text:span text:style-name="T35"><office:annotation><dc:creator>Auteur inconnu</dc:creator><dc:date>2017-02-22T14:45:29</dc:date><text:p><text:span text:style-name="T119">do text if len(self.getApplicants()) &gt; 1 and not </text:span><text:span text:style-name="T109">self.getApplicants()[1].portal_type == 'Corporation'</text:span></text:p></office:annotation></text:span><text:span text:style-name="T35"><text:text-input text:description="">licence_helper.get_applicant_dict(1)['abbreviation']</text:text-input></text:span><text:span text:style-name="T35"><text:s/></text:span><text:span text:style-name="T35"><text:text-input text:description="PrénomMO">self.getApplicants()[1].getName2()</text:text-input></text:span><text:span text:style-name="T35"><text:s/></text:span><text:span text:style-name="T35"><text:text-input text:description="NomMO">self.getApplicants()[1].getName1()</text:text-input></text:span></text:p>
            <text:p text:style-name="P22"><text:span text:style-name="T25"><office:annotation><dc:creator>Auteur inconnu</dc:creator><dc:date>2017-02-22T14:45:29</dc:date><text:p><text:span text:style-name="T119">do text if len(self.getApplicants()) &gt; 2 and </text:span><text:span text:style-name="T109">self.getApplicants()[1].portal_type == 'Corporation'</text:span></text:p></office:annotation></text:span><text:span text:style-name="T34"><text:text-input text:description="TitreMO">self.getApplicants()[2].getDenomination()</text:text-input></text:span><text:span text:style-name="T25"><text:s/></text:span><text:span text:style-name="T34"><text:text-input text:description="Statut">self.getApplicants()[2].getLegalForm()</text:text-input></text:span></text:p>
            <text:p text:style-name="P20"><text:soft-page-break/><text:span text:style-name="T26"><office:annotation><dc:creator>Auteur inconnu</dc:creator><dc:date>2017-02-22T14:45:29</dc:date><text:p><text:span text:style-name="T119">do text if len(self.getApplicants()) &gt; 2 and </text:span><text:span text:style-name="T109">self.getApplicants()[1].portal_type == 'Corporation'</text:span></text:p></office:annotation></text:span><text:span text:style-name="T26"><text:text-input text:description="">licence_helper.get_applicant_dict(1)['abbreviation']</text:text-input></text:span><text:span text:style-name="T26"><text:s/></text:span><text:span text:style-name="T27"><text:text-input text:description="PrénomMO">self.getApplicants()[2].getName2()</text:text-input></text:span><text:span text:style-name="T26"><text:s/></text:span><text:span text:style-name="T27"><text:text-input text:description="NomMO">self.getApplicants()[2].getName1()</text:text-input></text:span><text:span text:style-name="T20"><text:s/></text:span><text:span text:style-name="T21"><text:text-input text:description="Statut">self.getApplicants()[2].getPersonRole()</text:text-input></text:span></text:p>
            <text:p text:style-name="P17"><text:span text:style-name="T35"><office:annotation><dc:creator>Auteur inconnu</dc:creator><dc:date>2017-02-22T14:45:29</dc:date><text:p><text:span text:style-name="T119">do text if len(self.getApplicants()) &gt; 2 and not </text:span><text:span text:style-name="T109">self.getApplicants()[1].portal_type == 'Corporation'</text:span></text:p></office:annotation></text:span><text:span text:style-name="T35"><text:text-input text:description="">licence_helper.get_applicant_dict(1)['abbreviation']</text:text-input></text:span><text:span text:style-name="T35"><text:s/></text:span><text:span text:style-name="T36"><text:text-input text:description="PrénomMO">self.getApplicants()[2].getName2()</text:text-input></text:span><text:span text:style-name="T35"><text:s/></text:span><text:span text:style-name="T36"><text:text-input text:description="NomMO">self.getApplicants()[2].getName1()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H2" table:number-columns-spanned="5" office:value-type="string">
            <text:p text:style-name="P3"><text:span text:style-name="T49"><office:annotation><dc:creator>Pierre Millecamps</dc:creator><dc:date>2018-02-22T16:22:43</dc:date><text:p><text:span text:style-name="T120">do text if len(self.getApplicants()) &gt; 1</text:span></text:p></office:annotation></text:span><text:span text:style-name="T49">Adresse 1</text:span><text:span text:style-name="T41">er</text:span><text:span text:style-name="T49"> demandeur</text:span><text:span text:style-name="T43"> :</text:span></text:p>
            <text:p text:style-name="P4"><text:span text:style-name="T42"><text:text-input text:description="RueAdresseMO">self.getApplicants()[0].getStreet()</text:text-input></text:span><text:span text:style-name="T42"><text:s/></text:span><text:span text:style-name="T42"><text:text-input text:description="NumAdresseMO">self.getApplicants()[0].getNumber()</text:text-input></text:span><text:span text:style-name="T42"><text:s/>à </text:span><text:span text:style-name="T42"><text:text-input text:description="CPAdresseMO">self.getApplicants()[0].getZipcode()</text:text-input></text:span><text:span text:style-name="T42"><text:s/></text:span><text:span text:style-name="T42"><text:text-input text:description="VilleAdresseMO">self.getApplicants()[0].getCity()</text:text-input></text:span></text:p>
            <text:p text:style-name="P16"><text:span text:style-name="T85"><office:annotation><dc:creator>Auteur inconnu</dc:creator><dc:date>2017-02-22T14:45:47</dc:date><text:p><text:span text:style-name="T119">do text if len(self.getApplicants()) &gt; 1</text:span></text:p></office:annotation></text:span><text:span text:style-name="T95">Adresse 2</text:span><text:span text:style-name="T108">e</text:span><text:span text:style-name="T95"> demandeur</text:span><text:span text:style-name="T29"> :<text:line-break/></text:span><text:span text:style-name="T69"><text:text-input text:description="RueAdresseMO">self.getApplicants()[1].getStreet()</text:text-input></text:span><text:span text:style-name="T69"> </text:span><text:span text:style-name="T69"><text:text-input text:description="NumAdresseMO">self.getApplicants()[1].getNumber()</text:text-input></text:span><text:span text:style-name="T69"><text:s/>à </text:span><text:span text:style-name="T69"><text:text-input text:description="CPAdresseMO">self.getApplicants()[1].getZipcode()</text:text-input></text:span><text:span text:style-name="T69"><text:s/></text:span><text:span text:style-name="T69"><text:text-input text:description="VilleAdresseMO">self.getApplicants()[1].getCity()</text:text-input></text:span></text:p>
            <text:p text:style-name="P16"><text:span text:style-name="T85"><office:annotation><dc:creator>Auteur inconnu</dc:creator><dc:date>2017-02-22T14:45:47</dc:date><text:p><text:span text:style-name="T119">do text if len(self.getApplicants()) &gt; 2</text:span></text:p></office:annotation></text:span><text:span text:style-name="T95">Adresse 3</text:span><text:span text:style-name="T108">e</text:span><text:span text:style-name="T95"> demandeur</text:span><text:span text:style-name="T29"> :<text:line-break/></text:span><text:span text:style-name="T70"><text:text-input text:description="RueAdresseMO">self.getApplicants()[2].getStreet()</text:text-input></text:span><text:span text:style-name="T69"> </text:span><text:span text:style-name="T70"><text:text-input text:description="NumAdresseMO">self.getApplicants()[2].getNumber()</text:text-input></text:span><text:span text:style-name="T69"><text:s/>à </text:span><text:span text:style-name="T70"><text:text-input text:description="CPAdresseMO">self.getApplicants()[2].getZipcode()</text:text-input></text:span><text:span text:style-name="T69"><text:s/></text:span><text:span text:style-name="T70"><text:text-input text:description="VilleAdresseMO">self.getApplicants()[2].getCity()</text:text-input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table-cell table:style-name="Tableau1.A3" table:number-columns-spanned="12" office:value-type="string">
            <text:p text:style-name="P44"><text:text-input text:description="Objet">self.getLicenceSubject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4">
          <table:table-cell table:style-name="Tableau1.A4" table:number-columns-spanned="12" office:value-type="string">
            <text:p text:style-name="P47"><text:text-input text:description="Situation">self.getWorkLocationSignaletic()</text:text-input></text:p>
            <text:p text:style-name="P48"><text:text-input text:description="Cadastre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5">
          <table:table-cell table:style-name="Tableau1.A5" office:value-type="string">
            <text:p text:style-name="P43"><text:span text:style-name="T11">Lotissement</text:span><text:span text:style-name="T15"> :</text:span></text:p>
          </table:table-cell>
          <table:table-cell table:style-name="Tableau1.B5" table:number-columns-spanned="10" office:value-type="string">
            <text:p text:style-name="P40"><text:span text:style-name="T105"><office:annotation><dc:creator>Auteur inconnu</dc:creator><dc:date>2017-02-22T15:43:55</dc:date><text:p text:style-name="P62"><text:span text:style-name="T118">do text if not self.getIsInSubdivision()</text:span></text:p></office:annotation></text:span><text:span text:style-name="T105">hors lotissement</text:span></text:p>
            <text:p text:style-name="P39"><text:span text:style-name="T105"><office:annotation><dc:creator>Pierre Millecamps</dc:creator><dc:date>2018-02-26T18:24:50</dc:date><text:p text:style-name="P62"><text:span text:style-name="T111">do text if self.getIsInSubdivision()</text:span></text:p></office:annotation></text:span><text:text-input text:description="RéfLotissement">self.getParcellings().getLabel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1.L5" office:value-type="string">
            <text:p text:style-name="P42"><text:span text:style-name="T6"><office:annotation><dc:creator>Auteur inconnu</dc:creator><dc:date>2017-02-22T15:09:11</dc:date><text:p><text:span text:style-name="T118">do text if self.getSubdivisionDetails() is not None</text:span></text:p></office:annotation></text:span><text:span text:style-name="T6"><office:annotation><dc:creator>Auteur inconnu</dc:creator><dc:date>2017-02-22T15:06:10</dc:date><text:p><text:span text:style-name="T116">do text</text:span></text:p><text:p><text:span text:style-name="T117">from xhtml(self.portal_urban.decorateHTML('UrbanItaCentre12', self.getValueForTemplate('subdivisionDetails')))</text:span></text:p></office:annotation></text:span></text:p>
          </table:table-cell>
        </table:table-row>
        <table:table-row table:style-name="Tableau1.6">
          <table:table-cell table:style-name="Tableau1.A6" office:value-type="string">
            <text:p text:style-name="P38"><text:span text:style-name="T79">P</text:span><text:span text:style-name="T78">lan de secteur</text:span><text:span text:style-name="T83"> :</text:span></text:p>
          </table:table-cell>
          <table:table-cell table:style-name="Tableau1.B6" table:number-columns-spanned="11" office:value-type="string">
            <text:p text:style-name="P41"><text:text-input text:description="Plan de Secteur">self.getValueForTemplate('folderZone'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6">
          <table:table-cell table:style-name="Tableau1.A7" office:value-type="string">
            <text:p text:style-name="P45"><text:span text:style-name="T87">Architecte</text:span><text:span text:style-name="T98"> :</text:span></text:p>
          </table:table-cell>
          <table:table-cell table:style-name="Tableau1.B7" table:number-columns-spanned="11" office:value-type="string">
            <text:p text:style-name="P46"><text:text-input text:description="Architecte">self.getArchitectsSignaletic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13"><text:span text:style-name="T87">Réception dossier </text:span><text:span text:style-name="T89">par la Commune</text:span></text:p>
            <text:p text:style-name="P13"><text:span text:style-name="T89">(idem accusé de réception)</text:span><text:span text:style-name="T98"> :</text:span></text:p>
            <text:p text:style-name="P2"><text:text-input text:description="DateRéception">tool.formatDate(self.getFirstDeposit().getEventDate())</text:text-input></text:p>
          </table:table-cell>
          <table:covered-table-cell/>
          <table:covered-table-cell/>
          <table:covered-table-cell/>
          <table:table-cell table:style-name="Tableau1.E8" table:number-columns-spanned="5" office:value-type="string">
            <text:p text:style-name="P12"><text:span text:style-name="T87">Demande cplts</text:span><text:span text:style-name="T98"> :</text:span></text:p>
            <text:p text:style-name="P35"><office:annotation><dc:creator>Pierre Millecamps</dc:creator><dc:date>2018-02-27T18:37:57</dc:date><text:p><text:span text:style-name="T111">do text if self.getLastDeposit().getEventDate()&lt;&gt;self.getFirstDeposit().getEventDate()</text:span></text:p></office:annotation><text:text-input text:description="DateDemandeCpl">licence_view.format_date(licence_view.getEvent("1er dossier incomplet").getTransmitDate())</text:text-input></text:p>
          </table:table-cell>
          <table:covered-table-cell/>
          <table:covered-table-cell/>
          <table:covered-table-cell/>
          <table:covered-table-cell/>
          <table:table-cell table:style-name="Tableau1.J8" table:number-columns-spanned="3" office:value-type="string">
            <text:p text:style-name="P28"><text:span text:style-name="T87">Réception cplts</text:span><text:span text:style-name="T98"> :</text:span></text:p>
            <text:p text:style-name="P34"><office:annotation><dc:creator>Pierre Millecamps</dc:creator><dc:date>2018-02-27T18:45:13</dc:date><text:p><text:span text:style-name="T111">do text if self.getLastDeposit().getEventDate()&lt;&gt;self.getFirstDeposit().getEventDate()</text:span></text:p></office:annotation><text:text-input text:description="Derniers compléments">tool.formatDate(self.getLastDeposit().getEventDate())</text:text-input></text:p>
          </table:table-cell>
          <table:covered-table-cell/>
          <table:covered-table-cell/>
        </table:table-row>
        <table:table-row table:style-name="Tableau1.9">
          <table:table-cell table:style-name="Tableau1.A9" table:number-columns-spanned="12" office:value-type="string">
            <text:p text:style-name="P37"><text:span text:style-name="T85">Avis extérieurs</text:span>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0">
          <table:table-cell table:style-name="Tableau1.A10" table:number-columns-spanned="12" office:value-type="string">
            <text:p text:style-name="P51"><text:span text:style-name="T50"><office:annotation><dc:creator>Pierre Millecamps</dc:creator><dc:date>2018-02-26T09:39:32</dc:date><text:p><text:span text:style-name="T110">do cell for opinion in self.getUrbanEventOpinionRequests()</text:span></text:p></office:annotation></text:span><text:span text:style-name="T50"><text:text-input text:description="">opinion.Title()</text:text-input></text:span><text:span text:style-name="T50"> </text:span><text:span text:style-name="T51">(</text:span><text:span text:style-name="T52">Réf. : </text:span><text:span text:style-name="T58"><text:text-input text:description="">opinion.getReceivedDocumentReference()</text:text-input></text:span><text:span text:style-name="T53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1">
          <table:table-cell table:style-name="Tableau1.A11" table:number-columns-spanned="6" office:value-type="string">
            <text:p text:style-name="P6"><text:span text:style-name="T100"><office:annotation><dc:creator>Pierre Millecamps</dc:creator><dc:date>2018-02-22T15:52:19</dc:date><text:p text:style-name="P62"><text:span text:style-name="T113">do text if not licence_helper.derogation and not licence_helper.divergence</text:span></text:p></office:annotation></text:span><text:span text:style-name="T100"></text:span><text:span text:style-name="T84"> </text:span><text:span text:style-name="T68">Annonce de projet</text:span><text:span text:style-name="T30"> </text:span><text:span text:style-name="T101"></text:span><text:span text:style-name="T32"> </text:span><text:span text:style-name="T68">Enquête publique</text:span></text:p>
            <text:p text:style-name="P6"><text:span text:style-name="T103"><office:annotation><dc:creator>Pierre Millecamps</dc:creator><dc:date>2018-02-22T15:50:54</dc:date><text:p text:style-name="P62"><text:span text:style-name="T113">do </text:span><text:span text:style-name="T115">text</text:span><text:span text:style-name="T113"> if licence_helper.derogation and not licence_helper.divergence</text:span></text:p></office:annotation></text:span><text:span text:style-name="T102"></text:span><text:span text:style-name="T33"> </text:span><text:span text:style-name="T68">Annonce de projet</text:span><text:span text:style-name="T31"> </text:span><text:span text:style-name="T104"></text:span><text:span text:style-name="T33"> </text:span><text:span text:style-name="T86">Enquête publique</text:span></text:p>
            <text:p text:style-name="P6"><text:span text:style-name="T102"><office:annotation><dc:creator>Pierre Millecamps</dc:creator><dc:date>2018-02-22T15:48:11</dc:date><text:p text:style-name="P62"><text:span text:style-name="T113">do </text:span><text:span text:style-name="T115">text</text:span><text:span text:style-name="T113"> if not licence_helper.derogation and licence_helper.divergence</text:span></text:p></office:annotation></text:span><text:span text:style-name="T104"></text:span><text:span text:style-name="T33"> </text:span><text:span text:style-name="T86">Annonce de projet</text:span><text:span text:style-name="T31"> </text:span><text:span text:style-name="T102"></text:span><text:span text:style-name="T33"> </text:span><text:span text:style-name="T68">Enquête publique</text:span></text:p>
            <text:p text:style-name="P7"><text:span text:style-name="T102"><office:annotation><dc:creator>Pierre Millecamps</dc:creator><dc:date>2018-02-22T15:48:11</dc:date><text:p text:style-name="P62"><text:span text:style-name="T113">do </text:span><text:span text:style-name="T115">text</text:span><text:span text:style-name="T113"> if licence_helper.derogation and licence_helper.divergence</text:span></text:p></office:annotation></text:span><text:span text:style-name="T104"></text:span><text:span text:style-name="T33"> </text:span><text:span text:style-name="T86">Annonce de projet</text:span><text:span text:style-name="T33"> </text:span><text:span text:style-name="T104"></text:span><text:span text:style-name="T33"> </text:span><text:span text:style-name="T86">Enquête publique</text:span></text:p>
            <text:p text:style-name="P58"><text:span text:style-name="T8"><office:annotation><dc:creator>Pierre Millecamps</dc:creator><dc:date>2018-02-22T15:55:50</dc:date><text:p text:style-name="P62"><text:span text:style-name="T113">do </text:span><text:span text:style-name="T115">text</text:span><text:span text:style-name="T113"> if 'Ann' in licence_helper.inquiry_type</text:span></text:p></office:annotation></text:span><text:span text:style-name="T8">Date de début :<text:tab/></text:span><text:span text:style-name="T44"><text:text-input text:description="">licence_view.format_date(licence_view.getEvent("Annonce de projet").getInvestigationStart())</text:text-input></text:span></text:p>
            <text:p text:style-name="P58"><text:span text:style-name="T47"><office:annotation><dc:creator>Pierre Millecamps</dc:creator><dc:date>2018-02-22T15:56:57</dc:date><text:p text:style-name="P62"><text:span text:style-name="T113">do </text:span><text:span text:style-name="T115">text</text:span><text:span text:style-name="T113"> if 'Enq' in licence_helper.inquiry_type</text:span></text:p></office:annotation></text:span><text:span text:style-name="T47">Date de début :<text:tab/></text:span><text:span text:style-name="T45"><text:text-input text:description="">licence_view.format_date(licence_helper.getLastInquiry().getInvestigationStart())</text:text-input></text:span></text:p>
            <text:p text:style-name="P56"><text:span text:style-name="T8"><office:annotation><dc:creator>Pierre Millecamps</dc:creator><dc:date>2018-02-22T15:58:01</dc:date><text:p text:style-name="P62"><text:span text:style-name="T113">do </text:span><text:span text:style-name="T115">text</text:span><text:span text:style-name="T113"> if 'Ann' in licence_helper.inquiry_type</text:span></text:p></office:annotation></text:span><text:span text:style-name="T8">Date de clôture : </text:span><text:soft-page-break/><text:span text:style-name="T44"><text:text-input text:description="">licence_view.format_date(licence_view.getEvent("Annonce de projet").getInvestigationEnd())</text:text-input></text:span></text:p>
            <text:p text:style-name="P56"><text:span text:style-name="T47"><office:annotation><dc:creator>Pierre Millecamps</dc:creator><dc:date>2018-02-22T15:58:01</dc:date><text:p text:style-name="P62"><text:span text:style-name="T113">do </text:span><text:span text:style-name="T115">text</text:span><text:span text:style-name="T113"> if 'Enq' in licence_helper.inquiry_type</text:span></text:p></office:annotation></text:span><text:span text:style-name="T47">Date de clôture : </text:span><text:span text:style-name="T46"><text:text-input text:description="">licence_view.format_date(licence_helper.getLastInquiry().getInvestigationEnd())</text:text-input></text:span></text:p>
            <text:p text:style-name="P59"><text:span text:style-name="T48"><office:annotation><dc:creator>Pierre Millecamps</dc:creator><dc:date>2018-02-22T15:56:57</dc:date><text:p text:style-name="P62"><text:span text:style-name="T113">do text if not licence_helper.derogation and not licence_helper.divergence</text:span></text:p></office:annotation></text:span><text:span text:style-name="T48">Date de début :</text:span></text:p>
            <text:p text:style-name="P57"><text:span text:style-name="T48"><office:annotation><dc:creator>Pierre Millecamps</dc:creator><dc:date>2018-02-22T16:00:33</dc:date><text:p text:style-name="P62"><text:span text:style-name="T113">do text if not licence_helper.derogation and not licence_helper.divergence</text:span></text:p></office:annotation></text:span><text:span text:style-name="T48">D</text:span><text:span text:style-name="T47">ate de clôture 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1.G11" table:number-columns-spanned="6" office:value-type="string">
            <text:p text:style-name="P10"><text:span text:style-name="T9"><office:annotation><dc:creator>Pierre Millecamps</dc:creator><dc:date>2018-02-22T16:28:03</dc:date><text:p text:style-name="P62"><text:span text:style-name="T113">do </text:span><text:span text:style-name="T115">text</text:span><text:span text:style-name="T113"> if licence_helper.divergence</text:span></text:p></office:annotation></text:span><text:span text:style-name="T9">Objet de </text:span><text:span text:style-name="T96">l'annonce de projet</text:span><text:span text:style-name="T97"> </text:span><text:span text:style-name="T13">:</text:span></text:p>
            <text:p text:style-name="P10"><text:span text:style-name="T14"><office:annotation><dc:creator>Pierre Millecamps</dc:creator><dc:date>2018-02-26T10:26:35</dc:date><text:p text:style-name="P62"><text:span text:style-name="T113">do </text:span><text:span text:style-name="T115">text</text:span><text:span text:style-name="T113"> if licence_helper.divergence</text:span></text:p></office:annotation></text:span><text:span text:style-name="T106"><text:text-input text:description="MotifAP">self.getValueForTemplate('announcementArticles')</text:text-input></text:span></text:p>
            <text:p text:style-name="P60"><text:span text:style-name="T10"><office:annotation><dc:creator>Pierre Millecamps</dc:creator><dc:date>2018-02-22T16:28:11</dc:date><text:p><text:span text:style-name="T113">do </text:span><text:span text:style-name="T115">text</text:span><text:span text:style-name="T113"> if licence_helper.divergence</text:span></text:p></office:annotation></text:span><text:span text:style-name="T10">D</text:span><text:span text:style-name="T9">étails</text:span><text:span text:style-name="T12"> :</text:span></text:p>
            <text:p text:style-name="P53"><office:annotation><dc:creator>Pierre Millecamps</dc:creator><dc:date>2018-02-22T16:23:44</dc:date><text:p text:style-name="P62"><text:span text:style-name="T112">do text</text:span><text:span text:style-name="T113"> if licence_helper.divergence</text:span></text:p><text:p><text:span text:style-name="T114">from xhtml(self.portal_urban.decorateHTML('UrbanRetrait1', self.getAnnouncementArticlesText()))</text:span></text:p></office:annotation></text:p>
            <text:p text:style-name="P11"><text:span text:style-name="T9"><office:annotation><dc:creator>Pierre Millecamps</dc:creator><dc:date>2018-02-22T16:28:23</dc:date><text:p text:style-name="P62"><text:span text:style-name="T113">do </text:span><text:span text:style-name="T115">text</text:span><text:span text:style-name="T113"> if licence_helper.derogation</text:span></text:p></office:annotation></text:span><text:span text:style-name="T9">Objet de l'enquête publique </text:span><text:span text:style-name="T12">:</text:span></text:p>
            <text:p text:style-name="P27"><office:annotation><dc:creator>Pierre Millecamps</dc:creator><dc:date>2018-02-26T10:26:16</dc:date><text:p text:style-name="P62"><text:span text:style-name="T113">do </text:span><text:span text:style-name="T115">text</text:span><text:span text:style-name="T113"> if licence_helper.derogation</text:span></text:p></office:annotation><text:span text:style-name="T107"><text:text-input text:description="MotifEP">self.getValueForTemplate('investigationArticles')</text:text-input></text:span></text:p>
            <text:p text:style-name="P61"><text:span text:style-name="T9"><office:annotation><dc:creator>Pierre Millecamps</dc:creator><dc:date>2018-02-22T16:28:29</dc:date><text:p text:style-name="P62"><text:span text:style-name="T113">do </text:span><text:span text:style-name="T115">text</text:span><text:span text:style-name="T113"> if licence_helper.derogation</text:span></text:p></office:annotation></text:span><text:span text:style-name="T9">Détails</text:span><text:span text:style-name="T8"> :</text:span></text:p>
            <text:p text:style-name="P54"><office:annotation><dc:creator>Pierre Millecamps</dc:creator><dc:date>2018-02-22T16:29:20</dc:date><text:p text:style-name="P62"><text:span text:style-name="T112">do text</text:span><text:span text:style-name="T113"> if licence_helper.derogation</text:span></text:p><text:p><text:span text:style-name="T114">from xhtml(self.portal_urban.decorateHTML('UrbanRetrait1', self.getInvestigationReasons()))</text:span></text:p></office:annotation></text:p>
            <text:p text:style-name="P54"><office:annotation><dc:creator>Pierre Millecamps</dc:creator><dc:date>2018-02-28T15:57:21</dc:date><text:p text:style-name="P62"><text:span text:style-name="T112">do text</text:span><text:span text:style-name="T113"> if </text:span><text:span text:style-name="T112">self.getRoadModificationSubject()</text:span></text:p><text:p><text:span text:style-name="T114">from xhtml(self.portal_urban.decorateHTML('UrbanRetrait1', self.getRoadModificationSubject()))</text:span></text:p></office:annotation></text:p>
            <text:p text:style-name="P5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2" table:number-columns-spanned="12" office:value-type="string">
            <text:p text:style-name="P33"><text:span text:style-name="T91"><office:annotation><dc:creator>Pierre Millecamps</dc:creator><dc:date>2018-02-28T15:08:18</dc:date><text:p text:style-name="P62"><text:span text:style-name="T111">do text if not licence_view.getEvent("Avis du Collège")</text:span></text:p></office:annotation></text:span><text:span text:style-name="T93">Avis</text:span><text:span text:style-name="T94"> du Collège</text:span><text:span text:style-name="T28"> : </text:span><text:span text:style-name="T22">pas d</text:span><text:span text:style-name="T23">'avis remis</text:span></text:p>
            <text:p text:style-name="P31"><text:span text:style-name="T91"><office:annotation><dc:creator>Pierre Millecamps</dc:creator><dc:date>2018-02-27T17:25:28</dc:date><text:p text:style-name="P62"><text:span text:style-name="T111">do text if licence_view.getEvent("Avis du Collège") and licence_view.getEvent("Avis du Collège").getExternalDecision()=='favorable'</text:span></text:p></office:annotation></text:span><text:span text:style-name="T93">Avis</text:span><text:span text:style-name="T90"> du Collège</text:span><text:span text:style-name="T98"> : </text:span><text:span text:style-name="T2"><text:text-input text:description="DateRapportCE">licence_view.format_date(licence_view.getEvent("Avis du Collège").getEventDate())</text:text-input></text:span><text:span text:style-name="T1"> : </text:span><text:span text:style-name="T4">favorable</text:span></text:p>
            <text:p text:style-name="P31"><text:span text:style-name="T16"><office:annotation><dc:creator>Pierre Millecamps</dc:creator><dc:date>2018-02-27T17:25:28</dc:date><text:p text:style-name="P62"><text:span text:style-name="T111">do text if licence_view.getEvent("Avis du Collège") and licence_view.getEvent("Avis du Collège").getExternalDecision()=='favorable-conditionnel'</text:span></text:p></office:annotation></text:span><text:span text:style-name="T18">Avis</text:span><text:span text:style-name="T17"> du Collège</text:span><text:span text:style-name="T19"> :</text:span><text:span text:style-name="T4"> </text:span><text:span text:style-name="T7"><text:text-input text:description="DateRapportCE">licence_view.format_date(licence_view.getEvent("Avis du Collège").getEventDate())</text:text-input></text:span><text:span text:style-name="T4"> : favorable conditionnel</text:span></text:p>
            <text:p text:style-name="P32"><text:span text:style-name="T62"><office:annotation><dc:creator>Pierre Millecamps</dc:creator><dc:date>2018-02-27T17:25:28</dc:date><text:p text:style-name="P62"><text:span text:style-name="T111">do text if licence_view.getEvent("Avis du Collège") and licence_view.getEvent("Avis du Collège").getExternalDecision()=='defavorable'</text:span></text:p></office:annotation></text:span><text:span text:style-name="T64">Avis</text:span><text:span text:style-name="T63"> du Collège</text:span><text:span text:style-name="T65"> :</text:span><text:span text:style-name="T60"> </text:span><text:span text:style-name="T61"><text:text-input text:description="DateRapportCE">licence_view.format_date(licence_view.getEvent("Avis du Collège").getEventDate())</text:text-input></text:span><text:span text:style-name="T60"> : défavorabl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3" table:number-columns-spanned="12" office:value-type="string">
            <text:p text:style-name="P29"><text:span text:style-name="T87">Réf. </text:span><text:span text:style-name="T88">FD</text:span><text:span text:style-name="T98"> :</text:span></text:p>
            <text:p text:style-name="P36"><office:annotation><dc:creator>Pierre Millecamps</dc:creator><dc:date>2018-02-27T21:29:04</dc:date><text:p text:style-name="P62"><text:span text:style-name="T110">do text if self.getReferenceDGATLP()</text:span></text:p></office:annotation><text:span text:style-name="T105"><text:text-input text:description="RéfFD">self.getReferenceDGATLP()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4">
          <table:table-cell table:style-name="Tableau1.A1" table:number-columns-spanned="12" office:value-type="string">
            <text:p text:style-name="P49"><text:span text:style-name="T90"><office:annotation><dc:creator>Pierre Millecamps</dc:creator><dc:date>2018-02-27T20:45:44</dc:date><text:p><text:span text:style-name="T110">do text if self.getLastWalloonRegionDecision().getDecision()=='favorable'</text:span></text:p></office:annotation></text:span><text:span text:style-name="T90">Décision d</text:span><text:span text:style-name="T92">u </text:span><text:span text:style-name="T93">Fonctionnaire délégué</text:span><text:span text:style-name="T98"> :</text:span><text:span text:style-name="T3"> </text:span><text:span text:style-name="T5"><text:text-input text:description="DateRapportCE">licence_view.format_date(self.getLastWalloonRegionDecision().getEventDate())</text:text-input></text:span> : <text:span text:style-name="T24">OCTROI</text:span></text:p>
            <text:p text:style-name="P50"><text:span text:style-name="T37"><office:annotation><dc:creator>Pierre Millecamps</dc:creator><dc:date>2018-02-27T20:45:44</dc:date><text:p text:style-name="P62"><text:span text:style-name="T110">do text if self.getLastWalloonRegionDecision().getDecision()=='octroi-partiel'</text:span></text:p></office:annotation></text:span><text:span text:style-name="T37">Décision d</text:span><text:span text:style-name="T38">u </text:span><text:span text:style-name="T39">Fonctionnaire délégué</text:span><text:span text:style-name="T40"> :</text:span><text:span text:style-name="T3"> </text:span><text:span text:style-name="T5"><text:text-input text:description="DateRapportCE">licence_view.format_date(self.getLastWalloonRegionDecision().getEventDate())</text:text-input></text:span><text:span text:style-name="T24"> : OCTROI PARTIEL</text:span></text:p>
            <text:p text:style-name="P50"><text:span text:style-name="T54"><office:annotation><dc:creator>Pierre Millecamps</dc:creator><dc:date>2018-02-27T20:45:44</dc:date><text:p text:style-name="P62"><text:span text:style-name="T110">do text if self.getLastWalloonRegionDecision().getDecision()=='defavorable'</text:span></text:p></office:annotation></text:span><text:span text:style-name="T54">Décision d</text:span><text:span text:style-name="T55">u </text:span><text:span text:style-name="T56">Fonctionnaire délégué</text:span><text:span text:style-name="T57"> :</text:span><text:span text:style-name="T66"> </text:span><text:span text:style-name="T67"><text:text-input text:description="DateRapportCE">licence_view.format_date(self.getLastWalloonRegionDecision().getEventDate())</text:text-input></text:span><text:span text:style-name="T59"> : REFU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5">
          <table:table-cell table:style-name="Tableau1.A15" table:number-columns-spanned="5" office:value-type="string">
            <text:p text:style-name="P30"><text:span text:style-name="T74">Recours</text:span><text:span text:style-name="T80"> : </text:span></text:p>
          </table:table-cell>
          <table:covered-table-cell/>
          <table:covered-table-cell/>
          <table:covered-table-cell/>
          <table:covered-table-cell/>
          <table:table-cell table:style-name="Tableau1.F15" table:number-columns-spanned="7" office:value-type="string">
            <text:p text:style-name="P30"><text:span text:style-name="T74">D</text:span><text:span text:style-name="T75">ate d</text:span><text:span text:style-name="T74">écision/</text:span><text:span text:style-name="T76">recours</text:span><text:span text:style-name="T80"> 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16">
          <table:table-cell table:style-name="Tableau1.A16" table:number-columns-spanned="3" office:value-type="string">
            <text:p text:style-name="P1"><text:span text:style-name="T99"></text:span><text:span text:style-name="T73"> </text:span><text:span text:style-name="T77">Statistiques</text:span></text:p>
          </table:table-cell>
          <table:covered-table-cell/>
          <table:covered-table-cell/>
          <table:table-cell table:style-name="Tableau1.D16" table:number-columns-spanned="5" office:value-type="string">
            <text:p text:style-name="P9"><text:span text:style-name="T82">Date d'implantation</text:span><text:span text:style-name="T81"> :</text:span></text:p>
            <text:p text:style-name="P15"/>
          </table:table-cell>
          <table:covered-table-cell/>
          <table:covered-table-cell/>
          <table:covered-table-cell/>
          <table:covered-table-cell/>
          <table:table-cell table:style-name="Tableau1.I16" table:number-columns-spanned="4" office:value-type="string">
            <text:p text:style-name="P26"><text:span text:style-name="T82">Date modèle III</text:span><text:span text:style-name="T81"> :</text:span></text:p>
            <text:p text:style-name="P25"/>
          </table:table-cell>
          <table:covered-table-cell/>
          <table:covered-table-cell/>
          <table:covered-table-cell/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2" svg:font-family="Wingdings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1" svg:font-family="'DejaVu Sans'" style:font-family-generic="swiss"/>
    <style:font-face style:name="Segoe UI" svg:font-family="'Segoe UI'" style:font-family-generic="swiss"/>
    <style:font-face style:name="Ubuntu" svg:font-family="Ubuntu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Arial3" svg:font-family="Arial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Arial4" svg:font-family="Arial" style:font-family-generic="system" style:font-pitch="variable"/>
    <style:font-face style:name="Courier New1" svg:font-family="'Courier New'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fo:font-weight="bold" style:font-size-asian="14pt" style:font-weight-asian="bold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" text:bullet-char="">
        <style:list-level-properties text:list-level-position-and-space-mode="label-alignment">
          <style:list-level-label-alignment text:label-followed-by="listtab" fo:text-indent="-0.635cm" fo:margin-left="0.8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2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sprep</meta:initial-creator>
    <meta:editing-cycles>137</meta:editing-cycles>
    <meta:print-date>2015-12-16T14:48:00</meta:print-date>
    <meta:creation-date>2016-01-04T10:12:00</meta:creation-date>
    <dc:date>2019-05-07T15:22:27.742231769</dc:date>
    <meta:editing-duration>PT16H53M1S</meta:editing-duration>
    <meta:generator>LibreOffice/6.1.5.2$Linux_X86_64 LibreOffice_project/10$Build-2</meta:generator>
    <dc:creator>bleybaert</dc:creator>
    <meta:document-statistic meta:table-count="1" meta:image-count="0" meta:object-count="0" meta:page-count="3" meta:paragraph-count="68" meta:word-count="385" meta:character-count="4003" meta:non-whitespace-character-count="380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fiche registre PUR.dot" xlink:href=""/>
  </office:meta>
</office:document-meta>
</file>